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INPro1" svg:font-family="DINPro"/>
    <style:font-face style:name="DINProular1" svg:font-family="DINProular"/>
    <style:font-face style:name="FuturaBTMedium" svg:font-family="FuturaBTMedium"/>
    <style:font-face style:name="DINPro" svg:font-family="DINPro" style:font-pitch="variable"/>
    <style:font-face style:name="DINProular" svg:font-family="DINProular" style:font-pitch="variable"/>
    <style:font-face style:name="DejaVu Sans1" svg:font-family="'DejaVu Sans'" style:font-pitch="variable"/>
    <style:font-face style:name="FuturaBTMedium1" svg:font-family="FuturaBTMedium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ae4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solid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231f20" draw:stroke-linejoin="miter" svg:stroke-linecap="butt" draw:fill="solid" draw:fill-color="#f9a72b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27cm" svg:stroke-color="#231f20" draw:stroke-linejoin="miter" svg:stroke-linecap="butt" draw:fill="solid" draw:fill-color="#00a650" fo:padding-top="0.013cm" fo:padding-bottom="0.013cm" fo:padding-left="0.013cm" fo:padding-right="0.013cm"/>
    </style:style>
    <style:style style:name="gr7" style:family="graphic" style:parent-style-name="standard">
      <style:graphic-properties draw:stroke="solid" svg:stroke-width="0.027cm" svg:stroke-color="#231f20" draw:stroke-linejoin="miter" svg:stroke-linecap="butt" draw:fill="solid" draw:fill-color="#ffffff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27cm" svg:stroke-color="#231f20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211cm" svg:stroke-color="#231f20" draw:stroke-linejoin="miter" svg:stroke-linecap="butt" draw:fill="solid" draw:fill-color="#ee2060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211cm" svg:stroke-color="#231f20" draw:stroke-linejoin="miter" svg:stroke-linecap="butt" draw:fill="solid" draw:fill-color="#40aec0" fo:padding-top="0.105cm" fo:padding-bottom="0.105cm" fo:padding-left="0.105cm" fo:padding-right="0.105cm"/>
    </style:style>
    <style:style style:name="gr11" style:family="graphic" style:parent-style-name="standard">
      <style:graphic-properties draw:stroke="solid" svg:stroke-width="0.211cm" svg:stroke-color="#231f20" draw:stroke-linejoin="miter" svg:stroke-linecap="butt" draw:fill="solid" draw:fill-color="#ffffff" fo:padding-top="0.105cm" fo:padding-bottom="0.105cm" fo:padding-left="0.105cm" fo:padding-right="0.10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0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211cm" svg:stroke-color="#231f20" draw:stroke-linejoin="miter" svg:stroke-linecap="butt" draw:fill="none" fo:padding-top="0.105cm" fo:padding-bottom="0.105cm" fo:padding-left="0.105cm" fo:padding-right="0.105cm"/>
    </style:style>
    <style:style style:name="gr16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87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9.144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231f20" draw:stroke-linejoin="miter" svg:stroke-linecap="butt" draw:fill="solid" draw:fill-color="#f68712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4.13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ae4"/>
    </style:style>
    <style:style style:name="P2" style:family="paragraph">
      <style:paragraph-properties fo:text-align="start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f9a72b"/>
    </style:style>
    <style:style style:name="P7" style:family="paragraph">
      <loext:graphic-properties draw:fill="solid" draw:fill-color="#00a650"/>
    </style:style>
    <style:style style:name="P8" style:family="paragraph">
      <loext:graphic-properties draw:fill="none"/>
    </style:style>
    <style:style style:name="P9" style:family="paragraph">
      <loext:graphic-properties draw:fill="solid" draw:fill-color="#ee2060"/>
    </style:style>
    <style:style style:name="P10" style:family="paragraph">
      <loext:graphic-properties draw:fill="solid" draw:fill-color="#40aec0"/>
    </style:style>
    <style:style style:name="P11" style:family="paragraph">
      <style:paragraph-properties fo:text-align="start" style:writing-mode="lr-tb"/>
      <style:text-properties fo:font-size="26pt" style:font-size-asian="26pt" style:font-size-complex="26pt"/>
    </style:style>
    <style:style style:name="P12" style:family="paragraph">
      <loext:graphic-properties draw:fill="none"/>
      <style:text-properties fo:font-size="26pt" style:font-size-asian="26pt" style:font-size-complex="26pt"/>
    </style:style>
    <style:style style:name="P13" style:family="paragraph">
      <style:paragraph-properties fo:text-align="start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text-properties fo:font-size="12pt" style:font-size-asian="12pt" style:font-size-complex="12pt"/>
    </style:style>
    <style:style style:name="P19" style:family="paragraph">
      <loext:graphic-properties draw:fill="none"/>
      <style:text-properties fo:font-size="30pt" style:font-size-asian="30pt" style:font-size-complex="30pt"/>
    </style:style>
    <style:style style:name="P20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21" style:family="paragraph">
      <loext:graphic-properties draw:fill="none"/>
      <style:text-properties fo:font-size="11pt" style:font-size-asian="11pt" style:font-size-complex="11pt"/>
    </style:style>
    <style:style style:name="P22" style:family="paragraph">
      <style:text-properties style:font-name="Liberation Sans1" fo:font-size="10.5pt" style:font-size-asian="10.5pt" style:font-size-complex="10.5pt"/>
    </style:style>
    <style:style style:name="P23" style:family="paragraph">
      <loext:graphic-properties draw:fill="none" draw:fill-color="#ffffff"/>
      <style:text-properties style:font-name="Liberation Sans1" fo:font-size="10.5pt" style:font-size-asian="10.5pt" style:font-size-complex="10.5pt"/>
    </style:style>
    <style:style style:name="P24" style:family="paragraph">
      <loext:graphic-properties draw:fill="solid" draw:fill-color="#f68712"/>
    </style:style>
    <style:style style:name="P25" style:family="paragraph">
      <style:paragraph-properties fo:text-align="start" style:writing-mode="lr-tb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231f20" style:font-name="DINProular1" fo:font-size="36pt" style:font-size-asian="36pt" style:font-name-complex="DINProular1" style:font-size-complex="36pt"/>
    </style:style>
    <style:style style:name="T2" style:family="text">
      <style:text-properties fo:color="#231f20" style:font-name="DINProular1" fo:font-size="26pt" style:font-size-asian="26pt" style:font-name-complex="DINProular1" style:font-size-complex="26pt"/>
    </style:style>
    <style:style style:name="T3" style:family="text">
      <style:text-properties fo:color="#231f20" style:font-name="DINProular1" fo:font-size="20pt" style:font-size-asian="20pt" style:font-name-complex="DINProular1" style:font-size-complex="20pt"/>
    </style:style>
    <style:style style:name="T4" style:family="text">
      <style:text-properties fo:color="#231f20" style:font-name="DINProular1" fo:font-size="14pt" style:font-size-asian="14pt" style:font-name-complex="DINProular1" style:font-size-complex="14pt"/>
    </style:style>
    <style:style style:name="T5" style:family="text">
      <style:text-properties fo:color="#231f20" style:font-name="DINPro1" fo:font-size="14pt" fo:font-weight="bold" style:font-size-asian="14pt" style:font-name-complex="DINPro1" style:font-size-complex="14pt" style:font-weight-complex="bold"/>
    </style:style>
    <style:style style:name="T6" style:family="text">
      <style:text-properties fo:color="#555658" style:font-name="DINProular1" fo:font-size="12pt" style:font-size-asian="12pt" style:font-name-complex="DINProular1" style:font-size-complex="12pt"/>
    </style:style>
    <style:style style:name="T7" style:family="text">
      <style:text-properties fo:color="#231f20" style:font-name="DINProular1" fo:font-size="30pt" style:font-size-asian="30pt" style:font-name-complex="DINProular1" style:font-size-complex="30pt"/>
    </style:style>
    <style:style style:name="T8" style:family="text">
      <style:text-properties fo:color="#231f20" style:font-name="DINProular1" fo:font-size="11pt" style:font-size-asian="11pt" style:font-name-complex="DINProular1" style:font-size-complex="11pt"/>
    </style:style>
    <style:style style:name="T9" style:family="text">
      <style:text-properties style:font-name="Liberation Sans1" fo:font-size="10.5pt" style:font-size-asian="10.5pt" style:font-size-complex="10.5pt"/>
    </style:style>
    <style:style style:name="T10" style:family="text">
      <style:text-properties fo:color="#231f20" style:font-name="FuturaBTMedium" fo:font-size="11pt" style:font-size-asian="11pt" style:font-name-complex="FuturaBTMedium" style:font-size-complex="11pt"/>
    </style:style>
    <style:style style:name="T11" style:family="text">
      <style:text-properties fo:color="#231f20" style:font-name="DINProular1" fo:font-size="12pt" style:font-size-asian="12pt" style:font-name-complex="DINProular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736cm" svg:height="3.097cm" svg:x="4.741cm" svg:y="1.424cm" svg:viewBox="0 0 6737 3098" draw:points="0,3098 6737,3098 6737,0 0,0">
          <text:p/>
        </draw:polygon>
        <draw:frame draw:style-name="gr2" draw:text-style-name="P3" draw:layer="layout" svg:width="4.286cm" svg:height="1.479cm" svg:x="5.826cm" svg:y="1.654cm">
          <draw:text-box>
            <text:p text:style-name="P2"><text:span text:style-name="T1">C</text:span><text:span text:style-name="T1">l</text:span><text:span text:style-name="T1">o</text:span><text:span text:style-name="T1">u</text:span><text:span text:style-name="T1">d</text:span><text:span text:style-name="T1">s</text:span></text:p>
          </draw:text-box>
        </draw:frame>
        <draw:path draw:style-name="gr3" draw:text-style-name="P4" draw:layer="layout" svg:width="3.152cm" svg:height="3.132cm" svg:x="1.289cm" svg:y="1.407cm" svg:viewBox="0 0 3153 3133" svg:d="M233 1564h-1v212c0 215 0 431-1 647 0 146 0 293 0 439 0 37 2 39 40 39 52 1 102 3 152 4 32 0 63 0 95-1 30-1 61-4 91-4 175 2 349 4 524 6 15 0 31-1 46-1 171-1 342-3 513-4 83 0 166 0 249 1 66 1 132 2 197 3 26 0 51 0 77-1 51 0 101-2 152-2 46-1 91 0 137 1 105 1 211 1 316 2 25 0 49-1 74-1 17-1 25-10 26-27v-21c0-105 0-209 0-313 1-166 4-333 3-499 0-182-3-364-3-546-1-255 0-511 1-766 0-110 0-221 0-331 0-47 0-94-1-140-1-27-7-31-35-31-21 1-42 1-63 1-210-4-420-6-629 1-21 1-40 0-61-1-51-1-103-3-154-3-170 1-340 3-509 3-155-1-310-3-464-4-61-1-123 4-183 2-166-5-331 8-496-2-20-2-40 0-60 1-30 1-34 5-34 36 0 44 0 89 0 133 0 50-1 101 0 151 0 173 0 345 1 517 0 167 0 333 0 499zM6 0h3143c1 14 3 25 3 37 0 142-2 284-2 426 0 164 1 328 2 492 0 143 0 286 1 430 0 218 0 436 0 654 0 167-1 335-1 502 0 177 0 355 0 531v21c0 38-1 39-40 39-214 0-429 1-643 1-139-1-277-2-415-3-49 0-98 2-148 2-195-1-391-2-587-2-184 0-367 2-552 2-144 0-288-3-432-3-95 0-188 2-282 3-8 0-17 0-25-1-16-1-26-9-26-26v-14c-1-205-1-410-1-616 0-137 3-274 3-411 0-150-2-300-2-450 0-190 1-380 1-570 1-98-1-196-2-295 0-83-1-166-1-250 0-38 2-77 3-116 1-21 1-42 1-63 0-96-2-193-2-289 0-9 2-18 4-31z">
          <text:p/>
        </draw:path>
        <draw:path draw:style-name="gr3" draw:text-style-name="P4" draw:layer="layout" svg:width="0.211cm" svg:height="0.263cm" svg:x="1.689cm" svg:y="3.88cm" svg:viewBox="0 0 212 264" svg:d="M0 0v180c0 35 17 64 41 84h171c0 0-23-225-212-264z">
          <text:p/>
        </draw:path>
        <draw:path draw:style-name="gr3" draw:text-style-name="P4" draw:layer="layout" svg:width="0.238cm" svg:height="0.267cm" svg:x="3.788cm" svg:y="3.876cm" svg:viewBox="0 0 239 268" svg:d="M0 268h197c25-20 42-50 42-84v-184c-215 22-239 268-239 268z">
          <text:p/>
        </draw:path>
        <draw:path draw:style-name="gr3" draw:text-style-name="P4" draw:layer="layout" svg:width="2.337cm" svg:height="0.624cm" svg:x="1.689cm" svg:y="2.167cm" svg:viewBox="0 0 2338 625" svg:d="M139 229c218 0 396 177 396 396h227c0-219 178-396 396-396 219 0 397 177 397 396h227c0-219 179-396 398-396 56 0 109 12 158 33v-238c-51-15-104-24-158-24-212 0-399 107-512 268-112-161-299-268-510-268s-396 107-509 268c-113-161-299-268-510-268-48 0-94 7-139 19v236c43-16 90-26 139-26z">
          <text:p/>
        </draw:path>
        <draw:path draw:style-name="gr3" draw:text-style-name="P4" draw:layer="layout" svg:width="2.341cm" svg:height="0.698cm" svg:x="1.689cm" svg:y="2.779cm" svg:viewBox="0 0 2342 699" svg:d="M1697 0c-218 0-410 109-526 274-117-165-309-274-527-274-355 0-644 288-644 645l235 54c0-226 183-464 409-464 225 0 409 184 409 410h235c0-226 184-410 409-410 227 0 410 238 410 464l235-54c0-212-117-371-117-371-117-165-309-274-528-274z">
          <text:p/>
        </draw:path>
        <draw:path draw:style-name="gr3" draw:text-style-name="P4" draw:layer="layout" svg:width="2.337cm" svg:height="0.743cm" svg:x="1.689cm" svg:y="3.4cm" svg:viewBox="0 0 2338 744" svg:d="M415 744h271c0-261 212-473 472-473 261 0 472 212 472 473h273c0-248 192-449 435-469v-273c-236 12-443 134-572 316-135-192-356-318-608-318-251 0-473 126-607 318-125-177-323-297-551-315v274c233 29 415 226 415 467z">
          <text:p/>
        </draw:path>
        <draw:path draw:style-name="gr3" draw:text-style-name="P4" draw:layer="layout" svg:width="0.531cm" svg:height="0.271cm" svg:x="2.587cm" svg:y="3.872cm" svg:viewBox="0 0 532 272" svg:d="M0 272h532c0 0-24-272-267-272-241 0-265 272-265 272z">
          <text:p/>
        </draw:path>
        <draw:path draw:style-name="gr3" draw:text-style-name="P4" draw:layer="layout" svg:width="0.271cm" svg:height="0.271cm" svg:x="3.229cm" svg:y="3.172cm" svg:viewBox="0 0 272 272" svg:d="M272 136c0 75-61 136-137 136-75 0-135-61-135-136s60-136 135-136c76 0 137 61 137 136z">
          <text:p/>
        </draw:path>
        <draw:path draw:style-name="gr3" draw:text-style-name="P4" draw:layer="layout" svg:width="0.272cm" svg:height="0.271cm" svg:x="2.204cm" svg:y="3.172cm" svg:viewBox="0 0 273 272" svg:d="M273 136c0 75-61 136-136 136-76 0-137-61-137-136s61-136 137-136c75 0 136 61 136 136z">
          <text:p/>
        </draw:path>
        <draw:path draw:style-name="gr3" draw:text-style-name="P4" draw:layer="layout" svg:width="0.271cm" svg:height="0.272cm" svg:x="2.697cm" svg:y="2.551cm" svg:viewBox="0 0 272 273" svg:d="M272 137c0 75-61 136-137 136-75 0-135-61-135-136s60-137 135-137c76 0 137 62 137 137z">
          <text:p/>
        </draw:path>
        <draw:path draw:style-name="gr3" draw:text-style-name="P4" draw:layer="layout" svg:width="0.272cm" svg:height="0.272cm" svg:x="3.758cm" svg:y="2.551cm" svg:viewBox="0 0 273 273" svg:d="M273 137c0 75-61 136-137 136-75 0-136-61-136-136s61-137 136-137c76 0 137 62 137 137z">
          <text:p/>
        </draw:path>
        <draw:path draw:style-name="gr3" draw:text-style-name="P4" draw:layer="layout" svg:width="0.271cm" svg:height="0.272cm" svg:x="1.689cm" svg:y="2.551cm" svg:viewBox="0 0 272 273" svg:d="M272 137c0 75-60 136-135 136-76 0-137-61-137-136s61-137 137-137c75 0 135 62 135 137z">
          <text:p/>
        </draw:path>
        <draw:path draw:style-name="gr3" draw:text-style-name="P4" draw:layer="layout" svg:width="2.338cm" svg:height="0.406cm" svg:x="1.691cm" svg:y="1.791cm" svg:viewBox="0 0 2339 407" svg:d="M140 220c173 0 332 69 473 167 39 28 58 12 69 3 134-108 302-170 477-170 177 0 343 67 481 173 36 28 49 8 59-1 135-109 305-172 481-172 51 0 103 8 159 21v-204c0 0-5-37-38-37h-332-235-497-468-383-348c-49 0-37 37-37 37v199c48-9 95-16 139-16z">
          <text:p/>
        </draw:path>
        <draw:path draw:style-name="gr4" draw:text-style-name="P5" draw:layer="layout" svg:width="0.588cm" svg:height="0.588cm" svg:x="7.223cm" svg:y="17.194cm" svg:viewBox="0 0 589 589" svg:d="M589 295c0 163-132 294-294 294-163 0-295-131-295-294 0-162 132-295 295-295 162 0 294 133 294 295z">
          <text:p/>
        </draw:path>
        <draw:path draw:style-name="gr5" draw:text-style-name="P6" draw:layer="layout" svg:width="0.588cm" svg:height="0.588cm" svg:x="8.419cm" svg:y="17.194cm" svg:viewBox="0 0 589 589" svg:d="M589 295c0 163-132 294-294 294-164 0-295-131-295-294 0-162 131-295 295-295 162 0 294 133 294 295z">
          <text:p/>
        </draw:path>
        <draw:path draw:style-name="gr4" draw:text-style-name="P5" draw:layer="layout" svg:width="0.588cm" svg:height="0.588cm" svg:x="9.614cm" svg:y="17.194cm" svg:viewBox="0 0 589 589" svg:d="M589 295c0 163-132 294-294 294-163 0-295-131-295-294 0-162 132-295 295-295 162 0 294 133 294 295z">
          <text:p/>
        </draw:path>
        <draw:path draw:style-name="gr4" draw:text-style-name="P5" draw:layer="layout" svg:width="0.588cm" svg:height="0.588cm" svg:x="10.81cm" svg:y="17.194cm" svg:viewBox="0 0 589 589" svg:d="M589 295c0 163-132 294-294 294-163 0-295-131-295-294 0-162 132-295 295-295 162 0 294 133 294 295z">
          <text:p/>
        </draw:path>
        <draw:path draw:style-name="gr6" draw:text-style-name="P7" draw:layer="layout" svg:width="0.459cm" svg:height="0.459cm" svg:x="12.035cm" svg:y="21.17cm" svg:viewBox="0 0 460 460" svg:d="M460 230c0 127-102 230-229 230-128 0-231-103-231-230 0-128 103-230 231-230 127 0 229 102 229 230z">
          <text:p/>
        </draw:path>
        <draw:path draw:style-name="gr7" draw:text-style-name="P5" draw:layer="layout" svg:width="0.459cm" svg:height="0.459cm" svg:x="12.969cm" svg:y="21.17cm" svg:viewBox="0 0 460 460" svg:d="M460 230c0 127-102 230-229 230-128 0-231-103-231-230 0-128 103-230 231-230 127 0 229 102 229 230z">
          <text:p/>
        </draw:path>
        <draw:path draw:style-name="gr7" draw:text-style-name="P5" draw:layer="layout" svg:width="0.459cm" svg:height="0.459cm" svg:x="13.903cm" svg:y="21.17cm" svg:viewBox="0 0 460 460" svg:d="M460 230c0 127-102 230-229 230s-231-103-231-230c0-128 104-230 231-230s229 102 229 230z">
          <text:p/>
        </draw:path>
        <draw:path draw:style-name="gr7" draw:text-style-name="P5" draw:layer="layout" svg:width="0.459cm" svg:height="0.459cm" svg:x="14.837cm" svg:y="21.17cm" svg:viewBox="0 0 460 460" svg:d="M460 230c0 127-102 230-229 230s-231-103-231-230c0-128 104-230 231-230s229 102 229 230z">
          <text:p/>
        </draw:path>
        <draw:path draw:style-name="gr8" draw:text-style-name="P8" draw:layer="layout" svg:width="0.459cm" svg:height="0.459cm" svg:x="12.035cm" svg:y="22.445cm" svg:viewBox="0 0 460 460" svg:d="M460 230c0 128-102 230-229 230-128 0-231-102-231-230 0-127 103-230 231-230 127 0 229 103 229 230z">
          <text:p/>
        </draw:path>
        <draw:path draw:style-name="gr6" draw:text-style-name="P7" draw:layer="layout" svg:width="0.459cm" svg:height="0.459cm" svg:x="12.969cm" svg:y="22.445cm" svg:viewBox="0 0 460 460" svg:d="M460 230c0 128-102 230-229 230-128 0-231-102-231-230 0-127 103-230 231-230 127 0 229 103 229 230z">
          <text:p/>
        </draw:path>
        <draw:path draw:style-name="gr7" draw:text-style-name="P5" draw:layer="layout" svg:width="0.459cm" svg:height="0.459cm" svg:x="13.903cm" svg:y="22.445cm" svg:viewBox="0 0 460 460" svg:d="M460 230c0 128-102 230-229 230s-231-102-231-230c0-127 104-230 231-230s229 103 229 230z">
          <text:p/>
        </draw:path>
        <draw:path draw:style-name="gr7" draw:text-style-name="P5" draw:layer="layout" svg:width="0.459cm" svg:height="0.459cm" svg:x="14.837cm" svg:y="22.445cm" svg:viewBox="0 0 460 460" svg:d="M460 230c0 128-102 230-229 230s-231-102-231-230c0-127 104-230 231-230s229 103 229 230z">
          <text:p/>
        </draw:path>
        <draw:path draw:style-name="gr8" draw:text-style-name="P8" draw:layer="layout" svg:width="0.459cm" svg:height="0.459cm" svg:x="12.035cm" svg:y="23.625cm" svg:viewBox="0 0 460 460" svg:d="M460 230c0 127-102 230-229 230-128 0-231-103-231-230 0-126 103-230 231-230 127 0 229 104 229 230z">
          <text:p/>
        </draw:path>
        <draw:path draw:style-name="gr7" draw:text-style-name="P5" draw:layer="layout" svg:width="0.459cm" svg:height="0.459cm" svg:x="12.969cm" svg:y="23.625cm" svg:viewBox="0 0 460 460" svg:d="M460 230c0 127-102 230-229 230-128 0-231-103-231-230 0-126 103-230 231-230 127 0 229 104 229 230z">
          <text:p/>
        </draw:path>
        <draw:path draw:style-name="gr6" draw:text-style-name="P7" draw:layer="layout" svg:width="0.459cm" svg:height="0.459cm" svg:x="13.903cm" svg:y="23.625cm" svg:viewBox="0 0 460 460" svg:d="M460 230c0 127-102 230-229 230s-231-103-231-230c0-126 104-230 231-230s229 104 229 230z">
          <text:p/>
        </draw:path>
        <draw:path draw:style-name="gr7" draw:text-style-name="P5" draw:layer="layout" svg:width="0.459cm" svg:height="0.459cm" svg:x="14.837cm" svg:y="23.625cm" svg:viewBox="0 0 460 460" svg:d="M460 230c0 127-102 230-229 230s-231-103-231-230c0-126 104-230 231-230s229 104 229 230z">
          <text:p/>
        </draw:path>
        <draw:path draw:style-name="gr6" draw:text-style-name="P7" draw:layer="layout" svg:width="0.459cm" svg:height="0.46cm" svg:x="14.837cm" svg:y="24.73cm" svg:viewBox="0 0 460 461" svg:d="M0 230c0-127 104-230 231-230s229 103 229 230c0 128-102 231-229 231s-231-103-231-231z">
          <text:p/>
        </draw:path>
        <draw:path draw:style-name="gr7" draw:text-style-name="P5" draw:layer="layout" svg:width="0.459cm" svg:height="0.46cm" svg:x="13.903cm" svg:y="24.73cm" svg:viewBox="0 0 460 461" svg:d="M0 230c0-127 104-230 231-230s229 103 229 230c0 128-102 231-229 231s-231-103-231-231z">
          <text:p/>
        </draw:path>
        <draw:path draw:style-name="gr7" draw:text-style-name="P5" draw:layer="layout" svg:width="0.459cm" svg:height="0.46cm" svg:x="12.969cm" svg:y="24.73cm" svg:viewBox="0 0 460 461" svg:d="M0 230c0-127 103-230 231-230 127 0 229 103 229 230 0 128-102 231-229 231-128 0-231-103-231-231z">
          <text:p/>
        </draw:path>
        <draw:path draw:style-name="gr7" draw:text-style-name="P5" draw:layer="layout" svg:width="0.459cm" svg:height="0.46cm" svg:x="12.035cm" svg:y="24.73cm" svg:viewBox="0 0 460 461" svg:d="M0 230c0-127 103-230 231-230 127 0 229 103 229 230 0 128-102 231-229 231-128 0-231-103-231-231z">
          <text:p/>
        </draw:path>
        <draw:path draw:style-name="gr9" draw:text-style-name="P9" draw:layer="layout" svg:width="1.815cm" svg:height="1.815cm" svg:x="2.318cm" svg:y="20.944cm" svg:viewBox="0 0 1816 1816" svg:d="M1816 907c0 502-406 909-908 909-501 0-908-407-908-909 0-501 407-907 908-907 502 0 908 406 908 907z">
          <text:p/>
        </draw:path>
        <draw:path draw:style-name="gr10" draw:text-style-name="P10" draw:layer="layout" svg:width="1.815cm" svg:height="1.815cm" svg:x="5.434cm" svg:y="20.944cm" svg:viewBox="0 0 1816 1816" svg:d="M1816 907c0 502-406 909-908 909s-908-407-908-909c0-501 406-907 908-907s908 406 908 907z">
          <text:p/>
        </draw:path>
        <draw:path draw:style-name="gr11" draw:text-style-name="P5" draw:layer="layout" svg:width="1.815cm" svg:height="1.815cm" svg:x="8.55cm" svg:y="20.944cm" svg:viewBox="0 0 1816 1816" svg:d="M1816 907c0 502-407 909-908 909s-908-407-908-909c0-501 407-907 908-907s908 406 908 907z">
          <text:p/>
        </draw:path>
        <draw:path draw:style-name="gr9" draw:text-style-name="P9" draw:layer="layout" svg:width="1.377cm" svg:height="1.377cm" svg:x="1.91cm" svg:y="24.303cm" svg:viewBox="0 0 1378 1378" svg:d="M1378 688c0 380-309 690-689 690s-689-310-689-690 309-688 689-688 689 308 689 688z">
          <text:p/>
        </draw:path>
        <draw:path draw:style-name="gr9" draw:text-style-name="P9" draw:layer="layout" svg:width="1.377cm" svg:height="1.377cm" svg:x="4.418cm" svg:y="24.303cm" svg:viewBox="0 0 1378 1378" svg:d="M1378 688c0 380-308 690-688 690-381 0-690-310-690-690s309-688 690-688c380 0 688 308 688 688z">
          <text:p/>
        </draw:path>
        <draw:path draw:style-name="gr10" draw:text-style-name="P10" draw:layer="layout" svg:width="1.377cm" svg:height="1.377cm" svg:x="6.927cm" svg:y="24.303cm" svg:viewBox="0 0 1378 1378" svg:d="M1378 688c0 380-308 690-688 690-382 0-690-310-690-690s308-688 690-688c380 0 688 308 688 688z">
          <text:p/>
        </draw:path>
        <draw:path draw:style-name="gr11" draw:text-style-name="P5" draw:layer="layout" svg:width="1.377cm" svg:height="1.377cm" svg:x="9.436cm" svg:y="24.303cm" svg:viewBox="0 0 1378 1378" svg:d="M1378 688c0 380-309 690-690 690-380 0-688-310-688-690s308-688 688-688c381 0 690 308 690 688z">
          <text:p/>
        </draw:path>
        <draw:path draw:style-name="gr4" draw:text-style-name="P5" draw:layer="layout" svg:width="0.941cm" svg:height="0.941cm" svg:x="1.787cm" svg:y="19.002cm" svg:viewBox="0 0 942 942" svg:d="M942 471c0 260-211 471-472 471-259 0-470-211-470-471 0-261 211-471 470-471 261 0 472 210 472 471z">
          <text:p/>
        </draw:path>
        <draw:frame draw:style-name="gr2" draw:text-style-name="P12" draw:layer="layout" svg:width="6.098cm" svg:height="1.068cm" svg:x="4.937cm" svg:y="3.178cm">
          <draw:text-box>
            <text:p text:style-name="P11"><text:span text:style-name="T2">P</text:span><text:span text:style-name="T2">a</text:span><text:span text:style-name="T2">r</text:span><text:span text:style-name="T2">a</text:span><text:span text:style-name="T2">s</text:span><text:span text:style-name="T2">i</text:span><text:span text:style-name="T2">t</text:span><text:span text:style-name="T2">e</text:span><text:span text:style-name="T2"> </text:span><text:span text:style-name="T2">V</text:span><text:span text:style-name="T2">2</text:span><text:span text:style-name="T2">.</text:span><text:span text:style-name="T2">0</text:span></text:p>
          </draw:text-box>
        </draw:frame>
        <draw:frame draw:style-name="gr12" draw:text-style-name="P14" draw:layer="layout" svg:width="4.485cm" svg:height="0.822cm" svg:x="1.635cm" svg:y="17.021cm">
          <draw:text-box>
            <text:p text:style-name="P13"><text:span text:style-name="T3">p</text:span><text:span text:style-name="T3">i</text:span><text:span text:style-name="T3">t</text:span><text:span text:style-name="T3">c</text:span><text:span text:style-name="T3">h</text:span><text:span text:style-name="T3"> </text:span><text:span text:style-name="T3">s</text:span><text:span text:style-name="T3">h</text:span><text:span text:style-name="T3">i</text:span><text:span text:style-name="T3">f</text:span><text:span text:style-name="T3">t</text:span><text:span text:style-name="T3">e</text:span><text:span text:style-name="T3">r</text:span><text:span text:style-name="T3">/</text:span></text:p>
          </draw:text-box>
        </draw:frame>
        <draw:frame draw:style-name="gr12" draw:text-style-name="P14" draw:layer="layout" svg:width="4.307cm" svg:height="0.822cm" svg:x="1.635cm" svg:y="17.91cm">
          <draw:text-box>
            <text:p text:style-name="P15"><text:span text:style-name="T3">t</text:span><text:span text:style-name="T3">i</text:span><text:span text:style-name="T3">m</text:span><text:span text:style-name="T3">e</text:span><text:span text:style-name="T3"> </text:span><text:span text:style-name="T3">s</text:span><text:span text:style-name="T3">t</text:span><text:span text:style-name="T3">r</text:span><text:span text:style-name="T3">e</text:span><text:span text:style-name="T3">t</text:span><text:span text:style-name="T3">c</text:span><text:span text:style-name="T3">h</text:span></text:p>
          </draw:text-box>
        </draw:frame>
        <draw:frame draw:style-name="gr13" draw:text-style-name="P16" draw:layer="layout" svg:width="1.971cm" svg:height="0.581cm" svg:x="2.224cm" svg:y="22.925cm">
          <draw:text-box>
            <text:p text:style-name="P15"><text:span text:style-name="T4">p</text:span><text:span text:style-name="T4">o</text:span><text:span text:style-name="T4">si</text:span><text:span text:style-name="T4">ti</text:span><text:span text:style-name="T4">o</text:span><text:span text:style-name="T4">n</text:span></text:p>
          </draw:text-box>
        </draw:frame>
        <draw:frame draw:style-name="gr13" draw:text-style-name="P16" draw:layer="layout" svg:width="1.065cm" svg:height="0.581cm" svg:x="2.892cm" svg:y="19.139cm">
          <draw:text-box>
            <text:p text:style-name="P15"><text:span text:style-name="T4">l</text:span><text:span text:style-name="T4">o</text:span><text:span text:style-name="T4">o</text:span><text:span text:style-name="T4">p</text:span></text:p>
          </draw:text-box>
        </draw:frame>
        <draw:frame draw:style-name="gr13" draw:text-style-name="P16" draw:layer="layout" svg:width="0.963cm" svg:height="0.581cm" svg:x="5.874cm" svg:y="22.925cm">
          <draw:text-box>
            <text:p text:style-name="P15"><text:span text:style-name="T4">si</text:span><text:span text:style-name="T4">z</text:span><text:span text:style-name="T4">e</text:span></text:p>
          </draw:text-box>
        </draw:frame>
        <draw:frame draw:style-name="gr13" draw:text-style-name="P16" draw:layer="layout" svg:width="2.098cm" svg:height="0.581cm" svg:x="3.981cm" svg:y="25.982cm">
          <draw:text-box>
            <text:p text:style-name="P15"><text:span text:style-name="T4">g</text:span><text:span text:style-name="T4">r</text:span><text:span text:style-name="T4">a</text:span><text:span text:style-name="T4">n</text:span><text:span text:style-name="T4">u</text:span><text:span text:style-name="T4">l</text:span><text:span text:style-name="T4">a</text:span><text:span text:style-name="T4">r</text:span></text:p>
          </draw:text-box>
        </draw:frame>
        <draw:frame draw:style-name="gr13" draw:text-style-name="P16" draw:layer="layout" svg:width="2.127cm" svg:height="0.581cm" svg:x="3.985cm" svg:y="26.575cm">
          <draw:text-box>
            <text:p text:style-name="P15"><text:span text:style-name="T4">d</text:span><text:span text:style-name="T4">i</text:span><text:span text:style-name="T4">ff</text:span><text:span text:style-name="T4">u</text:span><text:span text:style-name="T4">si</text:span><text:span text:style-name="T4">o</text:span><text:span text:style-name="T4">n</text:span></text:p>
          </draw:text-box>
        </draw:frame>
        <draw:frame draw:style-name="gr13" draw:text-style-name="P16" draw:layer="layout" svg:width="3.202cm" svg:height="0.581cm" svg:x="6.19cm" svg:y="25.982cm">
          <draw:text-box>
            <text:p text:style-name="P15"><text:span text:style-name="T4">L</text:span><text:span text:style-name="T4">P</text:span><text:span text:style-name="T4">&lt;</text:span><text:span text:style-name="T4">fi</text:span><text:span text:style-name="T4">lt</text:span><text:span text:style-name="T4">e</text:span><text:span text:style-name="T4">r</text:span><text:span text:style-name="T4">&gt;</text:span><text:span text:style-name="T4">B</text:span><text:span text:style-name="T4">P</text:span></text:p>
          </draw:text-box>
        </draw:frame>
        <draw:frame draw:style-name="gr13" draw:text-style-name="P16" draw:layer="layout" svg:width="3.583cm" svg:height="0.581cm" svg:x="12.025cm" svg:y="19.889cm">
          <draw:text-box>
            <text:p text:style-name="P15"><text:span text:style-name="T5">b</text:span><text:span text:style-name="T5">l</text:span><text:span text:style-name="T5">e</text:span><text:span text:style-name="T5">n</text:span><text:span text:style-name="T5">d </text:span><text:span text:style-name="T5">m</text:span><text:span text:style-name="T5">o</text:span><text:span text:style-name="T5">d</text:span><text:span text:style-name="T5">e</text:span><text:span text:style-name="T5">s</text:span></text:p>
          </draw:text-box>
        </draw:frame>
        <draw:frame draw:style-name="gr14" draw:text-style-name="P17" draw:layer="layout" svg:width="2.034cm" svg:height="0.635cm" svg:x="15.954cm" svg:y="21.085cm">
          <draw:text-box>
            <text:p text:style-name="P15"><text:span text:style-name="T4">D</text:span><text:span text:style-name="T4">r</text:span><text:span text:style-name="T4">y</text:span><text:span text:style-name="T4">/</text:span><text:span text:style-name="T4">W</text:span><text:span text:style-name="T4">e</text:span><text:span text:style-name="T4">t</text:span></text:p>
          </draw:text-box>
        </draw:frame>
        <draw:frame draw:style-name="gr13" draw:text-style-name="P16" draw:layer="layout" svg:width="3.503cm" svg:height="0.581cm" svg:x="16.024cm" svg:y="22.319cm">
          <draw:text-box>
            <text:p text:style-name="P15"><text:span text:style-name="T4">S</text:span><text:span text:style-name="T4">t</text:span><text:span text:style-name="T4">e</text:span><text:span text:style-name="T4">r</text:span><text:span text:style-name="T4">e</text:span><text:span text:style-name="T4">o 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/text:p>
          </draw:text-box>
        </draw:frame>
        <draw:frame draw:style-name="gr13" draw:text-style-name="P16" draw:layer="layout" svg:width="2.385cm" svg:height="0.581cm" svg:x="16.024cm" svg:y="23.504cm">
          <draw:text-box>
            <text:p text:style-name="P15"><text:span text:style-name="T4">F</text:span><text:span text:style-name="T4">e</text:span><text:span text:style-name="T4">e</text:span><text:span text:style-name="T4">d</text:span><text:span text:style-name="T4">b</text:span><text:span text:style-name="T4">a</text:span><text:span text:style-name="T4">c</text:span><text:span text:style-name="T4">k</text:span></text:p>
          </draw:text-box>
        </draw:frame>
        <draw:frame draw:style-name="gr13" draw:text-style-name="P16" draw:layer="layout" svg:width="1.763cm" svg:height="0.581cm" svg:x="16.024cm" svg:y="24.689cm">
          <draw:text-box>
            <text:p text:style-name="P15"><text:span text:style-name="T4">R</text:span><text:span text:style-name="T4">e</text:span><text:span text:style-name="T4">v</text:span><text:span text:style-name="T4">e</text:span><text:span text:style-name="T4">r</text:span><text:span text:style-name="T4">b</text:span></text:p>
          </draw:text-box>
        </draw:frame>
        <draw:line draw:style-name="gr15" draw:text-style-name="P8" draw:layer="layout" svg:x1="11.231cm" svg:y1="24.97cm" svg:x2="11.723cm" svg:y2="24.97cm">
          <text:p/>
        </draw:line>
        <draw:path draw:style-name="gr5" draw:text-style-name="P6" draw:layer="layout" svg:width="0.588cm" svg:height="0.588cm" svg:x="7.223cm" svg:y="5.464cm" svg:viewBox="0 0 589 589" svg:d="M589 295c0 162-132 294-294 294-163 0-295-132-295-294s132-295 295-295c162 0 294 133 294 295z">
          <text:p/>
        </draw:path>
        <draw:path draw:style-name="gr16" draw:text-style-name="P8" draw:layer="layout" svg:width="0.588cm" svg:height="0.588cm" svg:x="8.419cm" svg:y="5.464cm" svg:viewBox="0 0 589 589" svg:d="M589 295c0 162-132 294-294 294-164 0-295-132-295-294s131-295 295-295c162 0 294 133 294 295z">
          <text:p/>
        </draw:path>
        <draw:path draw:style-name="gr4" draw:text-style-name="P5" draw:layer="layout" svg:width="0.588cm" svg:height="0.588cm" svg:x="9.614cm" svg:y="5.464cm" svg:viewBox="0 0 589 589" svg:d="M589 295c0 162-132 294-294 294-163 0-295-132-295-294s132-295 295-295c162 0 294 133 294 295z">
          <text:p/>
        </draw:path>
        <draw:path draw:style-name="gr4" draw:text-style-name="P5" draw:layer="layout" svg:width="0.588cm" svg:height="0.588cm" svg:x="10.81cm" svg:y="5.464cm" svg:viewBox="0 0 589 589" svg:d="M589 295c0 162-132 294-294 294-163 0-295-132-295-294s132-295 295-295c162 0 294 133 294 295z">
          <text:p/>
        </draw:path>
        <draw:path draw:style-name="gr6" draw:text-style-name="P7" draw:layer="layout" svg:width="0.459cm" svg:height="0.459cm" svg:x="12.035cm" svg:y="9.405cm" svg:viewBox="0 0 460 460" svg:d="M460 231c0 127-102 229-229 229-128 0-231-102-231-229s103-231 231-231c127 0 229 104 229 231z">
          <text:p/>
        </draw:path>
        <draw:path draw:style-name="gr7" draw:text-style-name="P5" draw:layer="layout" svg:width="0.459cm" svg:height="0.459cm" svg:x="12.969cm" svg:y="9.405cm" svg:viewBox="0 0 460 460" svg:d="M460 231c0 127-102 229-229 229-128 0-231-102-231-229s103-231 231-231c127 0 229 104 229 231z">
          <text:p/>
        </draw:path>
        <draw:path draw:style-name="gr7" draw:text-style-name="P5" draw:layer="layout" svg:width="0.459cm" svg:height="0.459cm" svg:x="13.903cm" svg:y="9.405cm" svg:viewBox="0 0 460 460" svg:d="M460 231c0 127-102 229-229 229s-231-102-231-229 104-231 231-231 229 104 229 231z">
          <text:p/>
        </draw:path>
        <draw:path draw:style-name="gr7" draw:text-style-name="P5" draw:layer="layout" svg:width="0.459cm" svg:height="0.459cm" svg:x="14.837cm" svg:y="9.405cm" svg:viewBox="0 0 460 460" svg:d="M460 231c0 127-102 229-229 229s-231-102-231-229 104-231 231-231 229 104 229 231z">
          <text:p/>
        </draw:path>
        <draw:path draw:style-name="gr8" draw:text-style-name="P8" draw:layer="layout" svg:width="0.459cm" svg:height="0.46cm" svg:x="12.035cm" svg:y="10.68cm" svg:viewBox="0 0 460 461" svg:d="M460 231c0 127-102 230-229 230-128 0-231-103-231-230 0-128 103-231 231-231 127 0 229 103 229 231z">
          <text:p/>
        </draw:path>
        <draw:path draw:style-name="gr6" draw:text-style-name="P7" draw:layer="layout" svg:width="0.459cm" svg:height="0.46cm" svg:x="12.969cm" svg:y="10.68cm" svg:viewBox="0 0 460 461" svg:d="M460 231c0 127-102 230-229 230-128 0-231-103-231-230 0-128 103-231 231-231 127 0 229 103 229 231z">
          <text:p/>
        </draw:path>
        <draw:path draw:style-name="gr7" draw:text-style-name="P5" draw:layer="layout" svg:width="0.459cm" svg:height="0.46cm" svg:x="13.903cm" svg:y="10.68cm" svg:viewBox="0 0 460 461" svg:d="M460 231c0 127-102 230-229 230s-231-103-231-230c0-128 104-231 231-231s229 103 229 231z">
          <text:p/>
        </draw:path>
        <draw:path draw:style-name="gr7" draw:text-style-name="P5" draw:layer="layout" svg:width="0.459cm" svg:height="0.46cm" svg:x="14.837cm" svg:y="10.68cm" svg:viewBox="0 0 460 461" svg:d="M460 231c0 127-102 230-229 230s-231-103-231-230c0-128 104-231 231-231s229 103 229 231z">
          <text:p/>
        </draw:path>
        <draw:path draw:style-name="gr8" draw:text-style-name="P8" draw:layer="layout" svg:width="0.459cm" svg:height="0.46cm" svg:x="12.035cm" svg:y="11.86cm" svg:viewBox="0 0 460 461" svg:d="M460 230c0 128-102 231-229 231-128 0-231-103-231-231 0-127 103-230 231-230 127 0 229 103 229 230z">
          <text:p/>
        </draw:path>
        <draw:path draw:style-name="gr7" draw:text-style-name="P5" draw:layer="layout" svg:width="0.459cm" svg:height="0.46cm" svg:x="12.969cm" svg:y="11.86cm" svg:viewBox="0 0 460 461" svg:d="M460 230c0 128-102 231-229 231-128 0-231-103-231-231 0-127 103-230 231-230 127 0 229 103 229 230z">
          <text:p/>
        </draw:path>
        <draw:path draw:style-name="gr6" draw:text-style-name="P7" draw:layer="layout" svg:width="0.459cm" svg:height="0.46cm" svg:x="13.903cm" svg:y="11.86cm" svg:viewBox="0 0 460 461" svg:d="M460 230c0 128-102 231-229 231s-231-103-231-231c0-127 104-230 231-230s229 103 229 230z">
          <text:p/>
        </draw:path>
        <draw:path draw:style-name="gr7" draw:text-style-name="P5" draw:layer="layout" svg:width="0.459cm" svg:height="0.46cm" svg:x="14.837cm" svg:y="11.86cm" svg:viewBox="0 0 460 461" svg:d="M460 230c0 128-102 231-229 231s-231-103-231-231c0-127 104-230 231-230s229 103 229 230z">
          <text:p/>
        </draw:path>
        <draw:path draw:style-name="gr6" draw:text-style-name="P7" draw:layer="layout" svg:width="0.459cm" svg:height="0.459cm" svg:x="14.837cm" svg:y="12.966cm" svg:viewBox="0 0 460 460" svg:d="M0 230c0-128 104-230 231-230s229 102 229 230c0 127-102 230-229 230s-231-103-231-230z">
          <text:p/>
        </draw:path>
        <draw:path draw:style-name="gr7" draw:text-style-name="P5" draw:layer="layout" svg:width="0.459cm" svg:height="0.459cm" svg:x="13.903cm" svg:y="12.966cm" svg:viewBox="0 0 460 460" svg:d="M0 230c0-128 104-230 231-230s229 102 229 230c0 127-102 230-229 230s-231-103-231-230z">
          <text:p/>
        </draw:path>
        <draw:path draw:style-name="gr7" draw:text-style-name="P5" draw:layer="layout" svg:width="0.459cm" svg:height="0.459cm" svg:x="12.969cm" svg:y="12.966cm" svg:viewBox="0 0 460 460" svg:d="M0 230c0-128 103-230 231-230 127 0 229 102 229 230 0 127-102 230-229 230-128 0-231-103-231-230z">
          <text:p/>
        </draw:path>
        <draw:path draw:style-name="gr7" draw:text-style-name="P5" draw:layer="layout" svg:width="0.459cm" svg:height="0.459cm" svg:x="12.035cm" svg:y="12.966cm" svg:viewBox="0 0 460 460" svg:d="M0 230c0-128 103-230 231-230 127 0 229 102 229 230 0 127-102 230-229 230-128 0-231-103-231-230z">
          <text:p/>
        </draw:path>
        <draw:path draw:style-name="gr9" draw:text-style-name="P9" draw:layer="layout" svg:width="1.815cm" svg:height="1.816cm" svg:x="2.318cm" svg:y="9.179cm" svg:viewBox="0 0 1816 1817" svg:d="M1816 909c0 501-406 908-908 908-501 0-908-407-908-908 0-502 407-909 908-909 502 0 908 407 908 909z">
          <text:p/>
        </draw:path>
        <draw:path draw:style-name="gr10" draw:text-style-name="P10" draw:layer="layout" svg:width="1.815cm" svg:height="1.816cm" svg:x="5.434cm" svg:y="9.179cm" svg:viewBox="0 0 1816 1817" svg:d="M1816 909c0 501-406 908-908 908s-908-407-908-908c0-502 406-909 908-909s908 407 908 909z">
          <text:p/>
        </draw:path>
        <draw:path draw:style-name="gr11" draw:text-style-name="P5" draw:layer="layout" svg:width="1.815cm" svg:height="1.816cm" svg:x="8.55cm" svg:y="9.179cm" svg:viewBox="0 0 1816 1817" svg:d="M1816 909c0 501-407 908-908 908s-908-407-908-908c0-502 407-909 908-909s908 407 908 909z">
          <text:p/>
        </draw:path>
        <draw:path draw:style-name="gr9" draw:text-style-name="P9" draw:layer="layout" svg:width="1.377cm" svg:height="1.377cm" svg:x="1.91cm" svg:y="12.538cm" svg:viewBox="0 0 1378 1378" svg:d="M1378 690c0 380-309 688-689 688s-689-308-689-688c0-382 309-690 689-690s689 308 689 690z">
          <text:p/>
        </draw:path>
        <draw:path draw:style-name="gr9" draw:text-style-name="P9" draw:layer="layout" svg:width="1.377cm" svg:height="1.377cm" svg:x="4.418cm" svg:y="12.538cm" svg:viewBox="0 0 1378 1378" svg:d="M1378 690c0 380-308 688-688 688-381 0-690-308-690-688 0-382 309-690 690-690 380 0 688 308 688 690z">
          <text:p/>
        </draw:path>
        <draw:path draw:style-name="gr10" draw:text-style-name="P10" draw:layer="layout" svg:width="1.377cm" svg:height="1.377cm" svg:x="6.927cm" svg:y="12.538cm" svg:viewBox="0 0 1378 1378" svg:d="M1378 690c0 380-308 688-688 688-382 0-690-308-690-688 0-382 308-690 690-690 380 0 688 308 688 690z">
          <text:p/>
        </draw:path>
        <draw:path draw:style-name="gr11" draw:text-style-name="P5" draw:layer="layout" svg:width="1.377cm" svg:height="1.377cm" svg:x="9.436cm" svg:y="12.538cm" svg:viewBox="0 0 1378 1378" svg:d="M1378 690c0 380-309 688-690 688-380 0-688-308-688-688 0-382 308-690 688-690 381 0 690 308 690 690z">
          <text:p/>
        </draw:path>
        <draw:path draw:style-name="gr4" draw:text-style-name="P5" draw:layer="layout" svg:width="0.941cm" svg:height="0.941cm" svg:x="1.787cm" svg:y="7.237cm" svg:viewBox="0 0 942 942" svg:d="M942 471c0 259-211 471-472 471-259 0-470-212-470-471 0-260 211-471 470-471 261 0 472 211 472 471z">
          <text:p/>
        </draw:path>
        <draw:frame draw:style-name="gr13" draw:text-style-name="P16" draw:layer="layout" svg:width="1.234cm" svg:height="0.581cm" svg:x="8.87cm" svg:y="22.925cm">
          <draw:text-box>
            <text:p text:style-name="P15"><text:span text:style-name="T4">p</text:span><text:span text:style-name="T4">it</text:span><text:span text:style-name="T4">c</text:span><text:span text:style-name="T4">h</text:span></text:p>
          </draw:text-box>
        </draw:frame>
        <draw:frame draw:style-name="gr12" draw:text-style-name="P14" draw:layer="layout" svg:width="2.284cm" svg:height="0.822cm" svg:x="1.889cm" svg:y="5.277cm">
          <draw:text-box>
            <text:p text:style-name="P15"><text:span text:style-name="T3">c</text:span><text:span text:style-name="T3">l</text:span><text:span text:style-name="T3">o</text:span><text:span text:style-name="T3">u</text:span><text:span text:style-name="T3">d</text:span><text:span text:style-name="T3">s</text:span></text:p>
          </draw:text-box>
        </draw:frame>
        <draw:frame draw:style-name="gr13" draw:text-style-name="P16" draw:layer="layout" svg:width="1.971cm" svg:height="0.581cm" svg:x="2.224cm" svg:y="11.161cm">
          <draw:text-box>
            <text:p text:style-name="P15"><text:span text:style-name="T4">p</text:span><text:span text:style-name="T4">o</text:span><text:span text:style-name="T4">si</text:span><text:span text:style-name="T4">ti</text:span><text:span text:style-name="T4">o</text:span><text:span text:style-name="T4">n</text:span></text:p>
          </draw:text-box>
        </draw:frame>
        <draw:frame draw:style-name="gr13" draw:text-style-name="P16" draw:layer="layout" svg:width="7.419cm" svg:height="0.581cm" svg:x="2.893cm" svg:y="7.385cm">
          <draw:text-box>
            <text:p text:style-name="P15"><text:span text:style-name="T4">fr</text:span><text:span text:style-name="T4">e</text:span><text:span text:style-name="T4">e</text:span><text:span text:style-name="T4">z</text:span><text:span text:style-name="T4">e </text:span><text:span text:style-name="T4">/ </text:span><text:span text:style-name="T4">h</text:span><text:span text:style-name="T4">o</text:span><text:span text:style-name="T4">l</text:span><text:span text:style-name="T4">d </text:span><text:span text:style-name="T4">t</text:span><text:span text:style-name="T4">o </text:span><text:span text:style-name="T4">r</text:span><text:span text:style-name="T4">e</text:span><text:span text:style-name="T4">v</text:span><text:span text:style-name="T4">e</text:span><text:span text:style-name="T4">r</text:span><text:span text:style-name="T4">s</text:span><text:span text:style-name="T4">e </text:span><text:span text:style-name="T4">b</text:span><text:span text:style-name="T4">u</text:span><text:span text:style-name="T4">ff</text:span><text:span text:style-name="T4">e</text:span><text:span text:style-name="T4">r</text:span></text:p>
          </draw:text-box>
        </draw:frame>
        <draw:frame draw:style-name="gr13" draw:text-style-name="P16" draw:layer="layout" svg:width="0.963cm" svg:height="0.581cm" svg:x="5.874cm" svg:y="11.161cm">
          <draw:text-box>
            <text:p text:style-name="P15"><text:span text:style-name="T4">si</text:span><text:span text:style-name="T4">z</text:span><text:span text:style-name="T4">e</text:span></text:p>
          </draw:text-box>
        </draw:frame>
        <draw:frame draw:style-name="gr13" draw:text-style-name="P16" draw:layer="layout" svg:width="1.818cm" svg:height="0.581cm" svg:x="4.149cm" svg:y="14.218cm">
          <draw:text-box>
            <text:p text:style-name="P15"><text:span text:style-name="T4">d</text:span><text:span text:style-name="T4">e</text:span><text:span text:style-name="T4">n</text:span><text:span text:style-name="T4">si</text:span><text:span text:style-name="T4">t</text:span><text:span text:style-name="T4">y</text:span></text:p>
          </draw:text-box>
        </draw:frame>
        <draw:frame draw:style-name="gr13" draw:text-style-name="P16" draw:layer="layout" svg:width="1.81cm" svg:height="0.581cm" svg:x="6.82cm" svg:y="14.218cm">
          <draw:text-box>
            <text:p text:style-name="P15"><text:span text:style-name="T4">t</text:span><text:span text:style-name="T4">e</text:span><text:span text:style-name="T4">x</text:span><text:span text:style-name="T4">t</text:span><text:span text:style-name="T4">u</text:span><text:span text:style-name="T4">r</text:span><text:span text:style-name="T4">e</text:span></text:p>
          </draw:text-box>
        </draw:frame>
        <draw:frame draw:style-name="gr13" draw:text-style-name="P16" draw:layer="layout" svg:width="3.583cm" svg:height="0.581cm" svg:x="12.026cm" svg:y="8.124cm">
          <draw:text-box>
            <text:p text:style-name="P15"><text:span text:style-name="T5">b</text:span><text:span text:style-name="T5">l</text:span><text:span text:style-name="T5">e</text:span><text:span text:style-name="T5">n</text:span><text:span text:style-name="T5">d </text:span><text:span text:style-name="T5">m</text:span><text:span text:style-name="T5">o</text:span><text:span text:style-name="T5">d</text:span><text:span text:style-name="T5">e</text:span><text:span text:style-name="T5">s</text:span></text:p>
          </draw:text-box>
        </draw:frame>
        <draw:frame draw:style-name="gr13" draw:text-style-name="P16" draw:layer="layout" svg:width="2.034cm" svg:height="0.581cm" svg:x="16.024cm" svg:y="9.369cm">
          <draw:text-box>
            <text:p text:style-name="P15"><text:span text:style-name="T4">D</text:span><text:span text:style-name="T4">r</text:span><text:span text:style-name="T4">y</text:span><text:span text:style-name="T4">/</text:span><text:span text:style-name="T4">W</text:span><text:span text:style-name="T4">e</text:span><text:span text:style-name="T4">t</text:span></text:p>
          </draw:text-box>
        </draw:frame>
        <draw:frame draw:style-name="gr13" draw:text-style-name="P16" draw:layer="layout" svg:width="3.503cm" svg:height="0.581cm" svg:x="16.024cm" svg:y="10.554cm">
          <draw:text-box>
            <text:p text:style-name="P15"><text:span text:style-name="T4">S</text:span><text:span text:style-name="T4">t</text:span><text:span text:style-name="T4">e</text:span><text:span text:style-name="T4">r</text:span><text:span text:style-name="T4">e</text:span><text:span text:style-name="T4">o 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/text:p>
          </draw:text-box>
        </draw:frame>
        <draw:frame draw:style-name="gr13" draw:text-style-name="P16" draw:layer="layout" svg:width="2.385cm" svg:height="0.581cm" svg:x="16.024cm" svg:y="11.74cm">
          <draw:text-box>
            <text:p text:style-name="P15"><text:span text:style-name="T4">F</text:span><text:span text:style-name="T4">e</text:span><text:span text:style-name="T4">e</text:span><text:span text:style-name="T4">d</text:span><text:span text:style-name="T4">b</text:span><text:span text:style-name="T4">a</text:span><text:span text:style-name="T4">c</text:span><text:span text:style-name="T4">k</text:span></text:p>
          </draw:text-box>
        </draw:frame>
        <draw:frame draw:style-name="gr13" draw:text-style-name="P16" draw:layer="layout" svg:width="1.763cm" svg:height="0.581cm" svg:x="16.024cm" svg:y="12.925cm">
          <draw:text-box>
            <text:p text:style-name="P15"><text:span text:style-name="T4">R</text:span><text:span text:style-name="T4">e</text:span><text:span text:style-name="T4">v</text:span><text:span text:style-name="T4">e</text:span><text:span text:style-name="T4">r</text:span><text:span text:style-name="T4">b</text:span></text:p>
          </draw:text-box>
        </draw:frame>
        <draw:line draw:style-name="gr15" draw:text-style-name="P8" draw:layer="layout" svg:x1="11.231cm" svg:y1="13.205cm" svg:x2="11.723cm" svg:y2="13.205cm">
          <text:p/>
        </draw:line>
        <draw:frame draw:style-name="gr13" draw:text-style-name="P16" draw:layer="layout" svg:width="1.234cm" svg:height="0.581cm" svg:x="8.871cm" svg:y="11.16cm">
          <draw:text-box>
            <text:p text:style-name="P15"><text:span text:style-name="T4">p</text:span><text:span text:style-name="T4">it</text:span><text:span text:style-name="T4">c</text:span><text:span text:style-name="T4">h</text:span></text:p>
          </draw:text-box>
        </draw:frame>
        <draw:frame draw:style-name="gr17" draw:text-style-name="P18" draw:layer="layout" svg:width="9.243cm" svg:height="0.497cm" svg:x="11.668cm" svg:y="1.538cm">
          <draw:text-box>
            <text:p text:style-name="P15"><text:span text:style-name="T6">M</text:span><text:span text:style-name="T6">o</text:span><text:span text:style-name="T6">d</text:span><text:span text:style-name="T6">e-</text:span><text:span text:style-name="T6">s</text:span><text:span text:style-name="T6">w</text:span><text:span text:style-name="T6">it</text:span><text:span text:style-name="T6">c</text:span><text:span text:style-name="T6">hi</text:span><text:span text:style-name="T6">n</text:span><text:span text:style-name="T6">g </text:span><text:span text:style-name="T6">In</text:span><text:span text:style-name="T6">te</text:span><text:span text:style-name="T6">rf</text:span><text:span text:style-name="T6">a</text:span><text:span text:style-name="T6">c</text:span><text:span text:style-name="T6">e: </text:span><text:span text:style-name="T6">p</text:span><text:span text:style-name="T6">r</text:span><text:span text:style-name="T6">e</text:span><text:span text:style-name="T6">ss </text:span><text:span text:style-name="T6">b</text:span><text:span text:style-name="T6">ot</text:span><text:span text:style-name="T6">h </text:span><text:span text:style-name="T6">bl</text:span><text:span text:style-name="T6">a</text:span><text:span text:style-name="T6">c</text:span><text:span text:style-name="T6">k </text:span></text:p>
          </draw:text-box>
        </draw:frame>
        <draw:frame draw:style-name="gr17" draw:text-style-name="P18" draw:layer="layout" svg:width="9.239cm" svg:height="0.497cm" svg:x="11.668cm" svg:y="2.046cm">
          <draw:text-box>
            <text:p text:style-name="P15"><text:span text:style-name="T6">b</text:span><text:span text:style-name="T6">ut</text:span><text:span text:style-name="T6">to</text:span><text:span text:style-name="T6">n</text:span><text:span text:style-name="T6">s </text:span><text:span text:style-name="T6">at </text:span><text:span text:style-name="T6">th</text:span><text:span text:style-name="T6">e </text:span><text:span text:style-name="T6">s</text:span><text:span text:style-name="T6">a</text:span><text:span text:style-name="T6">m</text:span><text:span text:style-name="T6">e </text:span><text:span text:style-name="T6">ti</text:span><text:span text:style-name="T6">m</text:span><text:span text:style-name="T6">e </text:span><text:span text:style-name="T6">to </text:span><text:span text:style-name="T6">c</text:span><text:span text:style-name="T6">h</text:span><text:span text:style-name="T6">a</text:span><text:span text:style-name="T6">n</text:span><text:span text:style-name="T6">g</text:span><text:span text:style-name="T6">e </text:span><text:span text:style-name="T6">m</text:span><text:span text:style-name="T6">o</text:span><text:span text:style-name="T6">d</text:span><text:span text:style-name="T6">e; </text:span></text:p>
          </draw:text-box>
        </draw:frame>
        <draw:frame draw:style-name="gr17" draw:text-style-name="P18" draw:layer="layout" svg:width="8.092cm" svg:height="0.497cm" svg:x="11.668cm" svg:y="2.554cm">
          <draw:text-box>
            <text:p text:style-name="P15"><text:span text:style-name="T6">th</text:span><text:span text:style-name="T6">e</text:span><text:span text:style-name="T6">n </text:span><text:span text:style-name="T6">th</text:span><text:span text:style-name="T6">e </text:span><text:span text:style-name="T6">t</text:span><text:span text:style-name="T6">w</text:span><text:span text:style-name="T6">o </text:span><text:span text:style-name="T6">b</text:span><text:span text:style-name="T6">ut</text:span><text:span text:style-name="T6">to</text:span><text:span text:style-name="T6">n</text:span><text:span text:style-name="T6">s </text:span><text:span text:style-name="T6">to </text:span><text:span text:style-name="T6">g</text:span><text:span text:style-name="T6">o </text:span><text:span text:style-name="T6">b</text:span><text:span text:style-name="T6">a</text:span><text:span text:style-name="T6">c</text:span><text:span text:style-name="T6">k/</text:span><text:span text:style-name="T6">fo</text:span><text:span text:style-name="T6">rt</text:span><text:span text:style-name="T6">h </text:span></text:p>
          </draw:text-box>
        </draw:frame>
        <draw:frame draw:style-name="gr17" draw:text-style-name="P18" draw:layer="layout" svg:width="3.66cm" svg:height="0.497cm" svg:x="11.668cm" svg:y="3.062cm">
          <draw:text-box>
            <text:p text:style-name="P15"><text:span text:style-name="T6">b</text:span><text:span text:style-name="T6">et</text:span><text:span text:style-name="T6">w</text:span><text:span text:style-name="T6">e</text:span><text:span text:style-name="T6">e</text:span><text:span text:style-name="T6">n </text:span><text:span text:style-name="T6">m</text:span><text:span text:style-name="T6">o</text:span><text:span text:style-name="T6">d</text:span><text:span text:style-name="T6">e</text:span><text:span text:style-name="T6">s. </text:span></text:p>
          </draw:text-box>
        </draw:frame>
        <draw:frame draw:style-name="gr17" draw:text-style-name="P18" draw:layer="layout" svg:width="8.409cm" svg:height="0.497cm" svg:x="11.668cm" svg:y="4.078cm">
          <draw:text-box>
            <text:p text:style-name="P15"><text:span text:style-name="T6">C</text:span><text:span text:style-name="T6">al</text:span><text:span text:style-name="T6">ib</text:span><text:span text:style-name="T6">r</text:span><text:span text:style-name="T6">at</text:span><text:span text:style-name="T6">io</text:span><text:span text:style-name="T6">n: </text:span><text:span text:style-name="T6">H</text:span><text:span text:style-name="T6">ol</text:span><text:span text:style-name="T6">d </text:span><text:span text:style-name="T6">d</text:span><text:span text:style-name="T6">o</text:span><text:span text:style-name="T6">w</text:span><text:span text:style-name="T6">n </text:span><text:span text:style-name="T6">W</text:span><text:span text:style-name="T6">ri</text:span><text:span text:style-name="T6">te </text:span><text:span text:style-name="T6">b</text:span><text:span text:style-name="T6">ut</text:span><text:span text:style-name="T6">to</text:span><text:span text:style-name="T6">n </text:span><text:span text:style-name="T6">o</text:span><text:span text:style-name="T6">n </text:span></text:p>
          </draw:text-box>
        </draw:frame>
        <draw:line draw:style-name="gr16" draw:text-style-name="P8" draw:layer="layout" svg:x1="1.645cm" svg:y1="16.001cm" svg:x2="19.354cm" svg:y2="16.001cm">
          <text:p/>
        </draw:line>
        <draw:frame draw:style-name="gr17" draw:text-style-name="P18" draw:layer="layout" svg:width="8.274cm" svg:height="0.497cm" svg:x="11.668cm" svg:y="4.586cm">
          <draw:text-box>
            <text:p text:style-name="P15"><text:span text:style-name="T6">st</text:span><text:span text:style-name="T6">a</text:span><text:span text:style-name="T6">rt</text:span><text:span text:style-name="T6">u</text:span><text:span text:style-name="T6">p </text:span><text:span text:style-name="T6">a</text:span><text:span text:style-name="T6">n</text:span><text:span text:style-name="T6">d </text:span><text:span text:style-name="T6">fo</text:span><text:span text:style-name="T6">ll</text:span><text:span text:style-name="T6">o</text:span><text:span text:style-name="T6">w </text:span><text:span text:style-name="T6">st</text:span><text:span text:style-name="T6">a</text:span><text:span text:style-name="T6">n</text:span><text:span text:style-name="T6">d</text:span><text:span text:style-name="T6">a</text:span><text:span text:style-name="T6">r</text:span><text:span text:style-name="T6">d </text:span><text:span text:style-name="T6">p</text:span><text:span text:style-name="T6">r</text:span><text:span text:style-name="T6">o</text:span><text:span text:style-name="T6">c</text:span><text:span text:style-name="T6">e</text:span><text:span text:style-name="T6">d</text:span><text:span text:style-name="T6">u</text:span><text:span text:style-name="T6">r</text:span><text:span text:style-name="T6">e.</text:span></text:p>
          </draw:text-box>
        </draw:frame>
      </draw:page>
      <draw:page draw:name="page2" draw:style-name="dp1" draw:master-page-name="master-page54">
        <draw:polygon draw:style-name="gr1" draw:text-style-name="P1" draw:layer="layout" svg:width="6.737cm" svg:height="3.097cm" svg:x="4.738cm" svg:y="1.424cm" svg:viewBox="0 0 6738 3098" draw:points="0,3098 6738,3098 6738,0 0,0">
          <text:p/>
        </draw:polygon>
        <draw:frame draw:style-name="gr2" draw:text-style-name="P19" draw:layer="layout" svg:width="3.575cm" svg:height="1.233cm" svg:x="6.315cm" svg:y="1.654cm">
          <draw:text-box>
            <text:p text:style-name="P15"><text:span text:style-name="T7">C</text:span><text:span text:style-name="T7">l</text:span><text:span text:style-name="T7">o</text:span><text:span text:style-name="T7">u</text:span><text:span text:style-name="T7">d</text:span><text:span text:style-name="T7">s</text:span></text:p>
          </draw:text-box>
        </draw:frame>
        <draw:path draw:style-name="gr3" draw:text-style-name="P4" draw:layer="layout" svg:width="3.153cm" svg:height="3.132cm" svg:x="1.286cm" svg:y="1.407cm" svg:viewBox="0 0 3154 3133" svg:d="M233 1564v212c0 215 0 431-1 647 0 146-1 293-1 439 0 37 3 39 41 39 52 1 102 3 152 4 32 0 63 0 95-1 30-1 61-4 91-4 175 2 349 4 523 6 16 0 31-1 46-1 171-1 343-3 514-4 83 0 166 0 249 1 66 1 131 2 197 3 26 0 51 0 77-1 51 0 101-2 151-2 46-1 92 0 138 1 105 1 210 1 316 2 24 0 49-1 73-1 17-1 26-10 26-27v-21c1-105 1-209 1-313 1-166 3-333 3-499 0-182-3-364-4-546 0-255 1-511 2-766 0-110 0-221 0-331 0-47 0-94-1-140-1-27-7-31-35-31-22 1-43 1-64 1-210-4-419-6-629 1-20 1-39 0-60-1-51-1-103-3-154-3-170 1-340 3-510 3-154-1-309-3-464-4-61-1-122 4-182 2-166-5-331 8-496-2-20-2-41 0-61 1-29 1-33 5-33 36 0 44 0 89 0 133 0 50-1 101 0 151 0 173 0 345 0 517 1 167 0 333 0 499zM7 0h3142c2 14 4 25 4 37-1 142-3 284-3 426 0 164 2 328 2 492 1 143 1 286 1 430 1 218 1 436 1 654 0 167-2 335-2 502 0 177 1 355 1 531v21c-1 38-2 39-40 39-215 0-429 1-644 1-138-1-276-2-414-3-49 0-99 2-148 2-195-1-391-2-587-2-184 0-368 2-552 2-144 0-288-3-432-3-95 0-188 2-283 3-7 0-16 0-24-1-17-1-26-9-26-26v-14c-1-205-1-410-1-616 0-137 2-274 2-411 1-150-1-300-1-450 0-190 1-380 1-570 0-98-1-196-2-295 0-83-2-166-2-250 0-38 3-77 4-116 0-21 1-42 1-63-1-96-2-193-2-289 0-9 2-18 4-31z">
          <text:p/>
        </draw:path>
        <draw:path draw:style-name="gr3" draw:text-style-name="P4" draw:layer="layout" svg:width="0.212cm" svg:height="0.263cm" svg:x="1.686cm" svg:y="3.88cm" svg:viewBox="0 0 213 264" svg:d="M0 0v180c0 35 17 64 42 84h171c0 0-23-225-213-264z">
          <text:p/>
        </draw:path>
        <draw:path draw:style-name="gr3" draw:text-style-name="P4" draw:layer="layout" svg:width="0.237cm" svg:height="0.267cm" svg:x="3.786cm" svg:y="3.876cm" svg:viewBox="0 0 238 268" svg:d="M0 268h197c24-20 41-50 41-84v-184c-214 22-238 268-238 268z">
          <text:p/>
        </draw:path>
        <draw:path draw:style-name="gr3" draw:text-style-name="P4" draw:layer="layout" svg:width="2.337cm" svg:height="0.624cm" svg:x="1.686cm" svg:y="2.167cm" svg:viewBox="0 0 2338 625" svg:d="M139 229c219 0 397 177 397 396h227c0-219 178-396 396-396 219 0 396 177 396 396h228c0-219 179-396 397-396 56 0 110 12 158 33v-238c-51-15-103-24-158-24-211 0-398 107-511 268-113-161-299-268-510-268s-396 107-510 268c-113-161-299-268-510-268-48 0-94 7-139 19v236c44-16 91-26 139-26z">
          <text:p/>
        </draw:path>
        <draw:path draw:style-name="gr3" draw:text-style-name="P4" draw:layer="layout" svg:width="2.342cm" svg:height="0.698cm" svg:x="1.686cm" svg:y="2.779cm" svg:viewBox="0 0 2343 699" svg:d="M1698 0c-218 0-410 109-527 274-116-165-309-274-526-274-355 0-645 288-645 645l236 54c0-226 183-464 409-464 225 0 408 184 408 410h236c0-226 183-410 409-410s409 238 409 464l236-54c0-212-118-371-118-371-116-165-308-274-527-274z">
          <text:p/>
        </draw:path>
        <draw:path draw:style-name="gr3" draw:text-style-name="P4" draw:layer="layout" svg:width="2.337cm" svg:height="0.743cm" svg:x="1.686cm" svg:y="3.4cm" svg:viewBox="0 0 2338 744" svg:d="M416 744h271c0-261 212-473 472-473 261 0 472 212 472 473h273c0-248 192-449 434-469v-273c-235 12-442 134-571 316-135-192-357-318-608-318s-473 126-607 318c-125-177-324-297-552-315v274c234 29 416 226 416 467z">
          <text:p/>
        </draw:path>
        <draw:path draw:style-name="gr3" draw:text-style-name="P4" draw:layer="layout" svg:width="0.53cm" svg:height="0.271cm" svg:x="2.585cm" svg:y="3.872cm" svg:viewBox="0 0 531 272" svg:d="M0 272h531c0 0-24-272-266-272-241 0-265 272-265 272z">
          <text:p/>
        </draw:path>
        <draw:path draw:style-name="gr3" draw:text-style-name="P4" draw:layer="layout" svg:width="0.272cm" svg:height="0.271cm" svg:x="3.226cm" svg:y="3.172cm" svg:viewBox="0 0 273 272" svg:d="M273 136c0 75-61 136-137 136-75 0-136-61-136-136s61-136 136-136c76 0 137 61 137 136z">
          <text:p/>
        </draw:path>
        <draw:path draw:style-name="gr3" draw:text-style-name="P4" draw:layer="layout" svg:width="0.272cm" svg:height="0.271cm" svg:x="2.202cm" svg:y="3.172cm" svg:viewBox="0 0 273 272" svg:d="M273 136c0 75-61 136-136 136-76 0-137-61-137-136s61-136 137-136c75 0 136 61 136 136z">
          <text:p/>
        </draw:path>
        <draw:path draw:style-name="gr3" draw:text-style-name="P4" draw:layer="layout" svg:width="0.271cm" svg:height="0.272cm" svg:x="2.695cm" svg:y="2.551cm" svg:viewBox="0 0 272 273" svg:d="M272 137c0 75-61 136-137 136-75 0-135-61-135-136s60-137 135-137c76 0 137 62 137 137z">
          <text:p/>
        </draw:path>
        <draw:path draw:style-name="gr3" draw:text-style-name="P4" draw:layer="layout" svg:width="0.272cm" svg:height="0.272cm" svg:x="3.756cm" svg:y="2.551cm" svg:viewBox="0 0 273 273" svg:d="M273 137c0 75-61 136-137 136-75 0-136-61-136-136s61-137 136-137c76 0 137 62 137 137z">
          <text:p/>
        </draw:path>
        <draw:path draw:style-name="gr3" draw:text-style-name="P4" draw:layer="layout" svg:width="0.272cm" svg:height="0.272cm" svg:x="1.686cm" svg:y="2.551cm" svg:viewBox="0 0 273 273" svg:d="M273 137c0 75-61 136-136 136s-137-61-137-136 62-137 137-137 136 62 136 137z">
          <text:p/>
        </draw:path>
        <draw:path draw:style-name="gr3" draw:text-style-name="P4" draw:layer="layout" svg:width="2.337cm" svg:height="0.406cm" svg:x="1.688cm" svg:y="1.791cm" svg:viewBox="0 0 2338 407" svg:d="M139 220c174 0 333 69 473 167 40 28 58 12 70 3 134-108 302-170 477-170 177 0 343 67 481 173 36 28 49 8 59-1 135-109 304-172 481-172 51 0 102 8 158 21v-204c0 0-4-37-37-37h-332-235-497-469-383-347c-49 0-37 37-37 37v199c48-9 94-16 138-16z">
          <text:p/>
        </draw:path>
        <draw:line draw:style-name="gr16" draw:text-style-name="P8" draw:layer="layout" svg:x1="1.611cm" svg:y1="16.001cm" svg:x2="19.321cm" svg:y2="16.001cm">
          <text:p/>
        </draw:line>
        <draw:path draw:style-name="gr4" draw:text-style-name="P5" draw:layer="layout" svg:width="0.588cm" svg:height="0.588cm" svg:x="7.223cm" svg:y="5.464cm" svg:viewBox="0 0 589 589" svg:d="M589 295c0 162-131 294-294 294s-295-132-295-294c0-163 132-295 295-295s294 132 294 295z">
          <text:p/>
        </draw:path>
        <draw:path draw:style-name="gr16" draw:text-style-name="P8" draw:layer="layout" svg:width="0.588cm" svg:height="0.588cm" svg:x="8.419cm" svg:y="5.464cm" svg:viewBox="0 0 589 589" svg:d="M589 295c0 162-132 294-294 294-164 0-295-132-295-294 0-163 131-295 295-295 162 0 294 132 294 295z">
          <text:p/>
        </draw:path>
        <draw:path draw:style-name="gr5" draw:text-style-name="P6" draw:layer="layout" svg:width="0.588cm" svg:height="0.588cm" svg:x="9.614cm" svg:y="5.464cm" svg:viewBox="0 0 589 589" svg:d="M589 295c0 162-131 294-294 294s-295-132-295-294c0-163 132-295 295-295s294 132 294 295z">
          <text:p/>
        </draw:path>
        <draw:path draw:style-name="gr4" draw:text-style-name="P5" draw:layer="layout" svg:width="0.588cm" svg:height="0.588cm" svg:x="10.81cm" svg:y="5.464cm" svg:viewBox="0 0 589 589" svg:d="M589 295c0 162-132 294-294 294-163 0-295-132-295-294 0-163 132-295 295-295 162 0 294 132 294 295z">
          <text:p/>
        </draw:path>
        <draw:path draw:style-name="gr6" draw:text-style-name="P7" draw:layer="layout" svg:width="0.46cm" svg:height="0.459cm" svg:x="12.033cm" svg:y="9.381cm" svg:viewBox="0 0 461 460" svg:d="M461 231c0 127-103 229-230 229-128 0-231-102-231-229s103-231 231-231c127 0 230 104 230 231z">
          <text:p/>
        </draw:path>
        <draw:path draw:style-name="gr7" draw:text-style-name="P5" draw:layer="layout" svg:width="0.46cm" svg:height="0.459cm" svg:x="12.967cm" svg:y="9.381cm" svg:viewBox="0 0 461 460" svg:d="M461 231c0 127-103 229-230 229-128 0-231-102-231-229s103-231 231-231c127 0 230 104 230 231z">
          <text:p/>
        </draw:path>
        <draw:path draw:style-name="gr7" draw:text-style-name="P5" draw:layer="layout" svg:width="0.46cm" svg:height="0.459cm" svg:x="13.901cm" svg:y="9.381cm" svg:viewBox="0 0 461 460" svg:d="M461 231c0 127-103 229-230 229s-231-102-231-229 104-231 231-231 230 104 230 231z">
          <text:p/>
        </draw:path>
        <draw:path draw:style-name="gr7" draw:text-style-name="P5" draw:layer="layout" svg:width="0.46cm" svg:height="0.459cm" svg:x="14.835cm" svg:y="9.381cm" svg:viewBox="0 0 461 460" svg:d="M461 231c0 127-103 229-230 229s-231-102-231-229 104-231 231-231 230 104 230 231z">
          <text:p/>
        </draw:path>
        <draw:path draw:style-name="gr8" draw:text-style-name="P8" draw:layer="layout" svg:width="0.46cm" svg:height="0.46cm" svg:x="12.033cm" svg:y="10.656cm" svg:viewBox="0 0 461 461" svg:d="M461 231c0 127-103 230-230 230-128 0-231-103-231-230 0-128 103-231 231-231 127 0 230 103 230 231z">
          <text:p/>
        </draw:path>
        <draw:path draw:style-name="gr6" draw:text-style-name="P7" draw:layer="layout" svg:width="0.46cm" svg:height="0.46cm" svg:x="12.967cm" svg:y="10.656cm" svg:viewBox="0 0 461 461" svg:d="M461 231c0 127-103 230-230 230-128 0-231-103-231-230 0-128 103-231 231-231 127 0 230 103 230 231z">
          <text:p/>
        </draw:path>
        <draw:path draw:style-name="gr7" draw:text-style-name="P5" draw:layer="layout" svg:width="0.46cm" svg:height="0.46cm" svg:x="13.901cm" svg:y="10.656cm" svg:viewBox="0 0 461 461" svg:d="M461 231c0 127-103 230-230 230s-231-103-231-230c0-128 104-231 231-231s230 103 230 231z">
          <text:p/>
        </draw:path>
        <draw:path draw:style-name="gr7" draw:text-style-name="P5" draw:layer="layout" svg:width="0.46cm" svg:height="0.46cm" svg:x="14.835cm" svg:y="10.656cm" svg:viewBox="0 0 461 461" svg:d="M461 231c0 127-103 230-230 230s-231-103-231-230c0-128 104-231 231-231s230 103 230 231z">
          <text:p/>
        </draw:path>
        <draw:path draw:style-name="gr8" draw:text-style-name="P8" draw:layer="layout" svg:width="0.46cm" svg:height="0.46cm" svg:x="12.033cm" svg:y="11.836cm" svg:viewBox="0 0 461 461" svg:d="M461 230c0 128-103 231-230 231-128 0-231-103-231-231 0-127 103-230 231-230 127 0 230 103 230 230z">
          <text:p/>
        </draw:path>
        <draw:path draw:style-name="gr7" draw:text-style-name="P5" draw:layer="layout" svg:width="0.46cm" svg:height="0.46cm" svg:x="12.967cm" svg:y="11.836cm" svg:viewBox="0 0 461 461" svg:d="M461 230c0 128-103 231-230 231-128 0-231-103-231-231 0-127 103-230 231-230 127 0 230 103 230 230z">
          <text:p/>
        </draw:path>
        <draw:path draw:style-name="gr6" draw:text-style-name="P7" draw:layer="layout" svg:width="0.46cm" svg:height="0.46cm" svg:x="13.901cm" svg:y="11.836cm" svg:viewBox="0 0 461 461" svg:d="M461 230c0 128-103 231-230 231s-231-103-231-231c0-127 104-230 231-230s230 103 230 230z">
          <text:p/>
        </draw:path>
        <draw:path draw:style-name="gr7" draw:text-style-name="P5" draw:layer="layout" svg:width="0.46cm" svg:height="0.46cm" svg:x="14.835cm" svg:y="11.836cm" svg:viewBox="0 0 461 461" svg:d="M461 230c0 128-103 231-230 231s-231-103-231-231c0-127 104-230 231-230s230 103 230 230z">
          <text:p/>
        </draw:path>
        <draw:path draw:style-name="gr6" draw:text-style-name="P7" draw:layer="layout" svg:width="0.46cm" svg:height="0.459cm" svg:x="14.835cm" svg:y="12.942cm" svg:viewBox="0 0 461 460" svg:d="M0 230c0-127 104-230 231-230s230 103 230 230-103 230-230 230-231-103-231-230z">
          <text:p/>
        </draw:path>
        <draw:path draw:style-name="gr7" draw:text-style-name="P5" draw:layer="layout" svg:width="0.46cm" svg:height="0.459cm" svg:x="13.901cm" svg:y="12.942cm" svg:viewBox="0 0 461 460" svg:d="M0 230c0-127 104-230 231-230s230 103 230 230-103 230-230 230-231-103-231-230z">
          <text:p/>
        </draw:path>
        <draw:path draw:style-name="gr7" draw:text-style-name="P5" draw:layer="layout" svg:width="0.46cm" svg:height="0.459cm" svg:x="12.967cm" svg:y="12.942cm" svg:viewBox="0 0 461 460" svg:d="M0 230c0-127 103-230 231-230 127 0 230 103 230 230s-103 230-230 230c-128 0-231-103-231-230z">
          <text:p/>
        </draw:path>
        <draw:path draw:style-name="gr7" draw:text-style-name="P5" draw:layer="layout" svg:width="0.46cm" svg:height="0.459cm" svg:x="12.033cm" svg:y="12.942cm" svg:viewBox="0 0 461 460" svg:d="M0 230c0-127 103-230 231-230 127 0 230 103 230 230s-103 230-230 230c-128 0-231-103-231-230z">
          <text:p/>
        </draw:path>
        <draw:path draw:style-name="gr9" draw:text-style-name="P9" draw:layer="layout" svg:width="1.815cm" svg:height="1.816cm" svg:x="2.316cm" svg:y="9.155cm" svg:viewBox="0 0 1816 1817" svg:d="M1816 909c0 501-406 908-907 908-503 0-909-407-909-908 0-502 406-909 909-909 501 0 907 407 907 909z">
          <text:p/>
        </draw:path>
        <draw:path draw:style-name="gr10" draw:text-style-name="P10" draw:layer="layout" svg:width="1.815cm" svg:height="1.816cm" svg:x="5.432cm" svg:y="9.155cm" svg:viewBox="0 0 1816 1817" svg:d="M1816 909c0 501-406 908-908 908s-908-407-908-908c0-502 406-909 908-909s908 407 908 909z">
          <text:p/>
        </draw:path>
        <draw:path draw:style-name="gr11" draw:text-style-name="P5" draw:layer="layout" svg:width="1.816cm" svg:height="1.816cm" svg:x="8.548cm" svg:y="9.155cm" svg:viewBox="0 0 1817 1817" svg:d="M1817 909c0 501-408 908-909 908s-908-407-908-908c0-502 407-909 908-909s909 407 909 909z">
          <text:p/>
        </draw:path>
        <draw:path draw:style-name="gr9" draw:text-style-name="P9" draw:layer="layout" svg:width="1.377cm" svg:height="1.377cm" svg:x="1.908cm" svg:y="12.514cm" svg:viewBox="0 0 1378 1378" svg:d="M1378 690c0 380-308 688-689 688-380 0-689-308-689-688 0-382 309-690 689-690 381 0 689 308 689 690z">
          <text:p/>
        </draw:path>
        <draw:path draw:style-name="gr9" draw:text-style-name="P9" draw:layer="layout" svg:width="1.377cm" svg:height="1.377cm" svg:x="4.417cm" svg:y="12.514cm" svg:viewBox="0 0 1378 1378" svg:d="M1378 690c0 380-309 688-689 688-381 0-689-308-689-688 0-382 308-690 689-690 380 0 689 308 689 690z">
          <text:p/>
        </draw:path>
        <draw:path draw:style-name="gr10" draw:text-style-name="P10" draw:layer="layout" svg:width="1.377cm" svg:height="1.377cm" svg:x="6.925cm" svg:y="12.514cm" svg:viewBox="0 0 1378 1378" svg:d="M1378 690c0 380-308 688-688 688-382 0-690-308-690-688 0-382 308-690 690-690 380 0 688 308 688 690z">
          <text:p/>
        </draw:path>
        <draw:path draw:style-name="gr11" draw:text-style-name="P5" draw:layer="layout" svg:width="1.377cm" svg:height="1.377cm" svg:x="9.434cm" svg:y="12.514cm" svg:viewBox="0 0 1378 1378" svg:d="M1378 690c0 380-308 688-690 688-380 0-688-308-688-688 0-382 308-690 688-690 382 0 690 308 690 690z">
          <text:p/>
        </draw:path>
        <draw:path draw:style-name="gr4" draw:text-style-name="P5" draw:layer="layout" svg:width="0.941cm" svg:height="0.941cm" svg:x="1.785cm" svg:y="7.213cm" svg:viewBox="0 0 942 942" svg:d="M942 471c0 259-211 471-472 471-259 0-470-212-470-471 0-260 211-471 470-471 261 0 472 211 472 471z">
          <text:p/>
        </draw:path>
        <draw:frame draw:style-name="gr2" draw:text-style-name="P12" draw:layer="layout" svg:width="6.098cm" svg:height="1.068cm" svg:x="5.078cm" svg:y="2.982cm">
          <draw:text-box>
            <text:p text:style-name="P11"><text:span text:style-name="T2">Para</text:span><text:span text:style-name="T2">site </text:span><text:span text:style-name="T2">V2.0</text:span></text:p>
          </draw:text-box>
        </draw:frame>
        <draw:frame draw:style-name="gr18" draw:text-style-name="P20" draw:layer="layout" svg:width="4.873cm" svg:height="0.822cm" svg:x="1.889cm" svg:y="5.337cm">
          <draw:text-box>
            <text:p text:style-name="P15"><text:span text:style-name="T3">loop</text:span><text:span text:style-name="T3">ing </text:span><text:span text:style-name="T3">dela</text:span><text:span text:style-name="T3">y</text:span></text:p>
          </draw:text-box>
        </draw:frame>
        <draw:frame draw:style-name="gr13" draw:text-style-name="P16" draw:layer="layout" svg:width="1.289cm" svg:height="0.581cm" svg:x="2.507cm" svg:y="11.137cm">
          <draw:text-box>
            <text:p text:style-name="P15"><text:span text:style-name="T4">time/</text:span></text:p>
          </draw:text-box>
        </draw:frame>
        <draw:frame draw:style-name="gr13" draw:text-style-name="P16" draw:layer="layout" svg:width="2.377cm" svg:height="0.581cm" svg:x="2.045cm" svg:y="11.729cm">
          <draw:text-box>
            <text:p text:style-name="P15"><text:span text:style-name="T4">loop start</text:span></text:p>
          </draw:text-box>
        </draw:frame>
        <draw:frame draw:style-name="gr13" draw:text-style-name="P16" draw:layer="layout" svg:width="6.517cm" svg:height="0.581cm" svg:x="2.856cm" svg:y="7.386cm">
          <draw:text-box>
            <text:p text:style-name="P15"><text:span text:style-name="T4">loop / </text:span><text:span text:style-name="T4">hold to </text:span><text:span text:style-name="T4">revers</text:span><text:span text:style-name="T4">e loop</text:span></text:p>
          </draw:text-box>
        </draw:frame>
        <draw:frame draw:style-name="gr13" draw:text-style-name="P16" draw:layer="layout" svg:width="2.8cm" svg:height="0.581cm" svg:x="5.084cm" svg:y="11.137cm">
          <draw:text-box>
            <text:p text:style-name="P15"><text:span text:style-name="T4">loop length</text:span></text:p>
          </draw:text-box>
        </draw:frame>
        <draw:frame draw:style-name="gr13" draw:text-style-name="P16" draw:layer="layout" svg:width="5.484cm" svg:height="0.581cm" svg:x="3.984cm" svg:y="14.194cm">
          <draw:text-box>
            <text:p text:style-name="P15"><text:span text:style-name="T4">diffu</text:span><text:span text:style-name="T4">sion </text:span><text:span text:style-name="T4">LP&lt;</text:span><text:span text:style-name="T4">filter</text:span><text:span text:style-name="T4">&gt;BP</text:span></text:p>
          </draw:text-box>
        </draw:frame>
        <draw:frame draw:style-name="gr13" draw:text-style-name="P16" draw:layer="layout" svg:width="3.583cm" svg:height="0.581cm" svg:x="12.025cm" svg:y="8.1cm">
          <draw:text-box>
            <text:p text:style-name="P15"><text:span text:style-name="T5">ble</text:span><text:span text:style-name="T5">nd </text:span><text:span text:style-name="T5">mo</text:span><text:span text:style-name="T5">des</text:span></text:p>
          </draw:text-box>
        </draw:frame>
        <draw:frame draw:style-name="gr13" draw:text-style-name="P16" draw:layer="layout" svg:width="2.034cm" svg:height="0.581cm" svg:x="16.023cm" svg:y="9.345cm">
          <draw:text-box>
            <text:p text:style-name="P15"><text:span text:style-name="T4">Dry/</text:span><text:span text:style-name="T4">Wet</text:span></text:p>
          </draw:text-box>
        </draw:frame>
        <draw:frame draw:style-name="gr13" draw:text-style-name="P16" draw:layer="layout" svg:width="3.503cm" svg:height="0.581cm" svg:x="16.023cm" svg:y="10.53cm">
          <draw:text-box>
            <text:p text:style-name="P15"><text:span text:style-name="T4">Stere</text:span><text:span text:style-name="T4">o </text:span><text:span text:style-name="T4">Outp</text:span><text:span text:style-name="T4">ut</text:span></text:p>
          </draw:text-box>
        </draw:frame>
        <draw:frame draw:style-name="gr13" draw:text-style-name="P16" draw:layer="layout" svg:width="2.385cm" svg:height="0.581cm" svg:x="16.023cm" svg:y="11.716cm">
          <draw:text-box>
            <text:p text:style-name="P15"><text:span text:style-name="T4">Feedba</text:span><text:span text:style-name="T4">ck</text:span></text:p>
          </draw:text-box>
        </draw:frame>
        <draw:frame draw:style-name="gr13" draw:text-style-name="P16" draw:layer="layout" svg:width="1.763cm" svg:height="0.581cm" svg:x="16.023cm" svg:y="12.901cm">
          <draw:text-box>
            <text:p text:style-name="P15"><text:span text:style-name="T4">Reverb</text:span></text:p>
          </draw:text-box>
        </draw:frame>
        <draw:line draw:style-name="gr15" draw:text-style-name="P8" draw:layer="layout" svg:x1="11.229cm" svg:y1="13.181cm" svg:x2="11.722cm" svg:y2="13.181cm">
          <text:p/>
        </draw:line>
        <draw:path draw:style-name="gr4" draw:text-style-name="P5" draw:layer="layout" svg:width="0.588cm" svg:height="0.588cm" svg:x="7.223cm" svg:y="17.194cm" svg:viewBox="0 0 589 589" svg:d="M589 295c0 163-132 294-294 294-164 0-295-131-295-294 0-162 131-295 295-295 162 0 294 133 294 295z">
          <text:p/>
        </draw:path>
        <draw:path draw:style-name="gr16" draw:text-style-name="P8" draw:layer="layout" svg:width="0.588cm" svg:height="0.588cm" svg:x="8.418cm" svg:y="17.194cm" svg:viewBox="0 0 589 589" svg:d="M589 295c0 163-131 294-294 294s-295-131-295-294c0-162 132-295 295-295s294 133 294 295z">
          <text:p/>
        </draw:path>
        <draw:path draw:style-name="gr16" draw:text-style-name="P8" draw:layer="layout" svg:width="0.588cm" svg:height="0.588cm" svg:x="9.614cm" svg:y="17.194cm" svg:viewBox="0 0 589 589" svg:d="M589 295c0 163-132 294-294 294-164 0-295-131-295-294 0-162 131-295 295-295 162 0 294 133 294 295z">
          <text:p/>
        </draw:path>
        <draw:path draw:style-name="gr5" draw:text-style-name="P6" draw:layer="layout" svg:width="0.588cm" svg:height="0.588cm" svg:x="10.809cm" svg:y="17.194cm" svg:viewBox="0 0 589 589" svg:d="M589 295c0 163-131 294-294 294-162 0-295-131-295-294 0-162 133-295 295-295 163 0 294 133 294 295z">
          <text:p/>
        </draw:path>
        <draw:frame draw:style-name="gr13" draw:text-style-name="P16" draw:layer="layout" svg:width="1.234cm" svg:height="0.581cm" svg:x="8.869cm" svg:y="11.136cm">
          <draw:text-box>
            <text:p text:style-name="P15"><text:span text:style-name="T4">pitc</text:span><text:span text:style-name="T4">h</text:span></text:p>
          </draw:text-box>
        </draw:frame>
        <draw:frame draw:style-name="gr12" draw:text-style-name="P14" draw:layer="layout" svg:width="3.194cm" svg:height="1.643cm" svg:x="2.016cm" svg:y="17.029cm">
          <draw:text-box>
            <text:p text:style-name="P15"><text:span text:style-name="T3">spe</text:span><text:span text:style-name="T3">ctra</text:span><text:span text:style-name="T3">l</text:span></text:p>
            <text:p text:style-name="P15"><text:span text:style-name="T3">mad</text:span><text:span text:style-name="T3">nes</text:span><text:span text:style-name="T3">s</text:span></text:p>
          </draw:text-box>
        </draw:frame>
        <draw:frame draw:style-name="gr19" draw:text-style-name="P21" draw:layer="layout" svg:width="7.292cm" svg:height="0.907cm" svg:x="12.127cm" svg:y="17.021cm">
          <draw:text-box>
            <text:p text:style-name="P15"><text:span text:style-name="T8">Explana</text:span><text:span text:style-name="T8">tion </text:span><text:span text:style-name="T8">quoted </text:span><text:span text:style-name="T8">from </text:span><text:span text:style-name="T8">Emilie </text:span><text:span text:style-name="T8">Gillet</text:span></text:p>
            <text:p text:style-name="P15"><text:span text:style-name="T8">on the </text:span><text:span text:style-name="T8">MuffWi</text:span><text:span text:style-name="T8">ggler </text:span><text:span text:style-name="T8">forum.</text:span></text:p>
          </draw:text-box>
        </draw:frame>
        <draw:frame draw:style-name="gr20" draw:text-style-name="P23" draw:layer="layout" svg:width="18.873cm" svg:height="9.144cm" svg:x="1.127cm" svg:y="19.434cm">
          <draw:text-box>
            <text:p text:style-name="P22"><text:span text:style-name="T9">POSITIO</text:span><text:span text:style-name="T9">N = </text:span><text:span text:style-name="T9">selects in </text:span><text:span text:style-name="T9">which </text:span><text:span text:style-name="T9">buffer </text:span><text:span text:style-name="T9">the audio </text:span><text:span text:style-name="T9">is poured </text:span><text:span text:style-name="T9">(when </text:span><text:span text:style-name="T9">FREEZE </text:span><text:span text:style-name="T9">is not </text:span><text:span text:style-name="T9">active), </text:span><text:span text:style-name="T9">or from </text:span><text:span text:style-name="T9">which </text:span><text:span text:style-name="T9">buffer </text:span><text:span text:style-name="T9">the</text:span></text:p>
            <text:p text:style-name="P22"><text:span text:style-name="T9">audio is </text:span><text:span text:style-name="T9">synthesis</text:span><text:span text:style-name="T9">ed (when </text:span><text:span text:style-name="T9">FREEZE </text:span><text:span text:style-name="T9">is active).</text:span></text:p>
            <text:p text:style-name="P22"><text:span text:style-name="T9">Example:</text:span></text:p>
            <text:p text:style-name="P22"><text:span text:style-name="T9">Set </text:span><text:span text:style-name="T9">POSITIO</text:span><text:span text:style-name="T9">N to </text:span><text:span text:style-name="T9">minimum </text:span><text:span text:style-name="T9">value. </text:span><text:span text:style-name="T9">FREEZE. </text:span><text:span text:style-name="T9">You get </text:span><text:span text:style-name="T9">a first </text:span><text:span text:style-name="T9">texture. </text:span><text:span text:style-name="T9">Set </text:span><text:span text:style-name="T9">POSITIO</text:span><text:span text:style-name="T9">N to </text:span><text:span text:style-name="T9">maximu</text:span><text:span text:style-name="T9">m value. </text:span><text:span text:style-name="T9">UNFREE</text:span><text:span text:style-name="T9">ZE.</text:span></text:p>
            <text:p text:style-name="P22"><text:span text:style-name="T9">Wait for </text:span><text:span text:style-name="T9">somethin</text:span><text:span text:style-name="T9">g else to </text:span><text:span text:style-name="T9">happen </text:span><text:span text:style-name="T9">in the </text:span><text:span text:style-name="T9">incoming </text:span><text:span text:style-name="T9">audio. </text:span><text:span text:style-name="T9">FREEZE </text:span><text:span text:style-name="T9">again. By </text:span><text:span text:style-name="T9">moving </text:span><text:span text:style-name="T9">POSITIO</text:span><text:span text:style-name="T9">N you </text:span><text:span text:style-name="T9">interpolat</text:span><text:span text:style-name="T9">e</text:span></text:p>
            <text:p text:style-name="P22"><text:span text:style-name="T9">between </text:span><text:span text:style-name="T9">the two </text:span><text:span text:style-name="T9">textures </text:span><text:span text:style-name="T9">which </text:span><text:span text:style-name="T9">had been </text:span><text:span text:style-name="T9">captured </text:span><text:span text:style-name="T9">at the </text:span><text:span text:style-name="T9">press of </text:span><text:span text:style-name="T9">FREEZE. </text:span><text:span text:style-name="T9">Dependi</text:span><text:span text:style-name="T9">ng on the </text:span><text:span text:style-name="T9">quality </text:span><text:span text:style-name="T9">settings</text:span></text:p>
            <text:p text:style-name="P22"><text:span text:style-name="T9">there are </text:span><text:span text:style-name="T9">2 to 7 </text:span><text:span text:style-name="T9">buffers </text:span><text:span text:style-name="T9">laid out </text:span><text:span text:style-name="T9">on the </text:span><text:span text:style-name="T9">course of </text:span><text:span text:style-name="T9">the </text:span><text:span text:style-name="T9">POSITIO</text:span><text:span text:style-name="T9">N knob. </text:span><text:span text:style-name="T9">So it's a </text:span><text:span text:style-name="T9">bit like </text:span><text:span text:style-name="T9">morphing </text:span><text:span text:style-name="T9">between </text:span><text:span text:style-name="T9">FFT</text:span></text:p>
            <text:p text:style-name="P22"><text:span text:style-name="T9">slices.</text:span></text:p>
            <text:p text:style-name="P22"><text:span text:style-name="T9">SIZE = </text:span><text:span text:style-name="T9">change </text:span><text:span text:style-name="T9">the </text:span><text:span text:style-name="T9">coefficien</text:span><text:span text:style-name="T9">ts of a </text:span><text:span text:style-name="T9">polynomi</text:span><text:span text:style-name="T9">al that </text:span><text:span text:style-name="T9">determin</text:span><text:span text:style-name="T9">es how </text:span><text:span text:style-name="T9">frequenci</text:span><text:span text:style-name="T9">es are </text:span><text:span text:style-name="T9">mapped </text:span><text:span text:style-name="T9">between </text:span><text:span text:style-name="T9">the</text:span></text:p>
            <text:p text:style-name="P22"><text:span text:style-name="T9">analysis </text:span><text:span text:style-name="T9">and </text:span><text:span text:style-name="T9">synthesis </text:span><text:span text:style-name="T9">buffers. </text:span><text:span text:style-name="T9">It's like a </text:span><text:span text:style-name="T9">1-knob </text:span><text:span text:style-name="T9">GRM </text:span><text:span text:style-name="T9">Warp. </text:span><text:span text:style-name="T9">Over the </text:span><text:span text:style-name="T9">course of </text:span><text:span text:style-name="T9">the knob </text:span><text:span text:style-name="T9">it'll do </text:span><text:span text:style-name="T9">spectral </text:span><text:span text:style-name="T9">shifting,</text:span></text:p>
            <text:p text:style-name="P22"><text:span text:style-name="T9">but also </text:span><text:span text:style-name="T9">spectral </text:span><text:span text:style-name="T9">reversal.</text:span></text:p>
            <text:p text:style-name="P22"><text:span text:style-name="T9">PITCH = </text:span><text:span text:style-name="T9">pitch-</text:span><text:span text:style-name="T9">shifting.</text:span></text:p>
            <text:p text:style-name="P22"><text:span text:style-name="T9">DENSITY </text:span><text:span text:style-name="T9">determin</text:span><text:span text:style-name="T9">es how </text:span><text:span text:style-name="T9">results </text:span><text:span text:style-name="T9">from the </text:span><text:span text:style-name="T9">analyzer </text:span><text:span text:style-name="T9">are </text:span><text:span text:style-name="T9">passed </text:span><text:span text:style-name="T9">to the </text:span><text:span text:style-name="T9">resynthe</text:span><text:span text:style-name="T9">sizer. </text:span><text:span text:style-name="T9">Below 12 </text:span><text:span text:style-name="T9">o'clock, </text:span><text:span text:style-name="T9">there's</text:span></text:p>
            <text:p text:style-name="P22"><text:span text:style-name="T9">some </text:span><text:span text:style-name="T9">increasin</text:span><text:span text:style-name="T9">g </text:span><text:span text:style-name="T9">probabilit</text:span><text:span text:style-name="T9">y that a </text:span><text:span text:style-name="T9">given </text:span><text:span text:style-name="T9">FFT bin </text:span><text:span text:style-name="T9">won't get </text:span><text:span text:style-name="T9">updated, </text:span><text:span text:style-name="T9">causing </text:span><text:span text:style-name="T9">a kind of </text:span><text:span text:style-name="T9">partial </text:span><text:span text:style-name="T9">freeze. </text:span><text:span text:style-name="T9">After 12</text:span></text:p>
            <text:p text:style-name="P22"><text:span text:style-name="T9">o'clock, </text:span><text:span text:style-name="T9">adjacent </text:span><text:span text:style-name="T9">analysis </text:span><text:span text:style-name="T9">frames </text:span><text:span text:style-name="T9">are </text:span><text:span text:style-name="T9">increasin</text:span><text:span text:style-name="T9">gly </text:span><text:span text:style-name="T9">merged </text:span><text:span text:style-name="T9">together </text:span><text:span text:style-name="T9">(like a </text:span><text:span text:style-name="T9">low-pass </text:span><text:span text:style-name="T9">filter in </text:span><text:span text:style-name="T9">the </text:span><text:span text:style-name="T9">amplitud</text:span><text:span text:style-name="T9">e each</text:span></text:p>
            <text:p text:style-name="P22"><text:span text:style-name="T9">frequenc</text:span><text:span text:style-name="T9">y bin). At </text:span><text:span text:style-name="T9">extreme </text:span><text:span text:style-name="T9">settings, </text:span><text:span text:style-name="T9">random </text:span><text:span text:style-name="T9">phase </text:span><text:span text:style-name="T9">modulati</text:span><text:span text:style-name="T9">on is </text:span><text:span text:style-name="T9">applied </text:span><text:span text:style-name="T9">to </text:span><text:span text:style-name="T9">smooth </text:span><text:span text:style-name="T9">things - </text:span><text:span text:style-name="T9">giving </text:span><text:span text:style-name="T9">you </text:span><text:span text:style-name="T9">different</text:span></text:p>
            <text:p text:style-name="P22"><text:span text:style-name="T9">flavours </text:span><text:span text:style-name="T9">of </text:span><text:span text:style-name="T9">spectral </text:span><text:span text:style-name="T9">muddling</text:span><text:span text:style-name="T9">/reverb.</text:span></text:p>
            <text:p text:style-name="P22"><text:span text:style-name="T9">TEXTUR</text:span><text:span text:style-name="T9">E does </text:span><text:span text:style-name="T9">two </text:span><text:span text:style-name="T9">things: </text:span><text:span text:style-name="T9">below 12 </text:span><text:span text:style-name="T9">o'clock, it </text:span><text:span text:style-name="T9">increasin</text:span><text:span text:style-name="T9">gly </text:span><text:span text:style-name="T9">quantize </text:span><text:span text:style-name="T9">the </text:span><text:span text:style-name="T9">amplitud</text:span><text:span text:style-name="T9">es of the </text:span><text:span text:style-name="T9">spectral </text:span><text:span text:style-name="T9">compone</text:span><text:span text:style-name="T9">nts,</text:span></text:p>
            <text:p text:style-name="P22"><text:span text:style-name="T9">like a </text:span><text:span text:style-name="T9">very low-</text:span><text:span text:style-name="T9">bitrate </text:span><text:span text:style-name="T9">audio file </text:span><text:span text:style-name="T9">(a long </text:span><text:span text:style-name="T9">time ago </text:span><text:span text:style-name="T9">I loved </text:span><text:span text:style-name="T9">making </text:span><text:span text:style-name="T9">super </text:span><text:span text:style-name="T9">harsh </text:span><text:span text:style-name="T9">noise </text:span><text:span text:style-name="T9">textures </text:span><text:span text:style-name="T9">by </text:span><text:span text:style-name="T9">loading </text:span><text:span text:style-name="T9">text files</text:span></text:p>
            <text:p text:style-name="P22"><text:span text:style-name="T9">as raw </text:span><text:span text:style-name="T9">audio </text:span><text:span text:style-name="T9">files in an </text:span><text:span text:style-name="T9">audio </text:span><text:span text:style-name="T9">editor... </text:span><text:span text:style-name="T9">then </text:span><text:span text:style-name="T9">encoding </text:span><text:span text:style-name="T9">as mp3 </text:span><text:span text:style-name="T9">or real </text:span><text:span text:style-name="T9">audio </text:span><text:span text:style-name="T9">with </text:span><text:span text:style-name="T9">super </text:span><text:span text:style-name="T9">low </text:span><text:span text:style-name="T9">bitrate to </text:span><text:span text:style-name="T9">make it </text:span><text:span text:style-name="T9">sound</text:span></text:p>
            <text:p text:style-name="P22"><text:span text:style-name="T9">like some </text:span><text:span text:style-name="T9">underwat</text:span><text:span text:style-name="T9">er brian </text:span><text:span text:style-name="T9">eno). </text:span><text:span text:style-name="T9">After 12 </text:span><text:span text:style-name="T9">o'clock, it </text:span><text:span text:style-name="T9">increasin</text:span><text:span text:style-name="T9">gly </text:span><text:span text:style-name="T9">weakens </text:span><text:span text:style-name="T9">the </text:span><text:span text:style-name="T9">strongest </text:span><text:span text:style-name="T9">partials </text:span><text:span text:style-name="T9">and </text:span><text:span text:style-name="T9">amplifies</text:span></text:p>
            <text:p text:style-name="P22"><text:span text:style-name="T9">the </text:span><text:span text:style-name="T9">weakest </text:span><text:span text:style-name="T9">ones. </text:span><text:span text:style-name="T9">This has </text:span><text:span text:style-name="T9">the effect </text:span><text:span text:style-name="T9">of </text:span><text:span text:style-name="T9">making </text:span><text:span text:style-name="T9">the </text:span><text:span text:style-name="T9">spectrum </text:span><text:span text:style-name="T9">more </text:span><text:span text:style-name="T9">noise-</text:span><text:span text:style-name="T9">like.</text:span></text:p>
          </draw:text-box>
        </draw:frame>
      </draw:page>
      <draw:page draw:name="page3" draw:style-name="dp1" draw:master-page-name="master-page54">
        <draw:polygon draw:style-name="gr1" draw:text-style-name="P1" draw:layer="layout" svg:width="6.737cm" svg:height="3.097cm" svg:x="4.75cm" svg:y="1.424cm" svg:viewBox="0 0 6738 3098" draw:points="0,3098 6738,3098 6738,0 0,0">
          <text:p/>
        </draw:polygon>
        <draw:frame draw:style-name="gr2" draw:text-style-name="P19" draw:layer="layout" svg:width="3.575cm" svg:height="1.233cm" svg:x="6.315cm" svg:y="1.691cm">
          <draw:text-box>
            <text:p text:style-name="P15"><text:span text:style-name="T7">C</text:span><text:span text:style-name="T7">l</text:span><text:span text:style-name="T7">o</text:span><text:span text:style-name="T7">u</text:span><text:span text:style-name="T7">d</text:span><text:span text:style-name="T7">s</text:span></text:p>
          </draw:text-box>
        </draw:frame>
        <draw:path draw:style-name="gr3" draw:text-style-name="P4" draw:layer="layout" svg:width="3.153cm" svg:height="3.132cm" svg:x="1.298cm" svg:y="1.407cm" svg:viewBox="0 0 3154 3133" svg:d="M233 1564v212c0 215 0 431-1 647 0 146-1 293-1 439 0 37 3 39 41 39 51 1 102 3 152 4 31 0 63 0 94-1s62-4 92-4c175 2 349 4 523 6 16 0 31-1 46-1 171-1 343-3 513-4 84 0 167 0 250 1 66 1 131 2 197 3 26 0 51 0 77-1 51 0 101-2 151-2 46-1 92 0 138 1 105 1 210 1 316 2 24 0 49-1 73-1 17-1 26-10 26-27v-21c1-105 1-209 1-313 1-166 3-333 3-499-1-182-3-364-4-546 0-255 1-511 2-766 0-110 0-221 0-331 0-47 0-94-1-140-1-27-7-31-36-31-21 1-42 1-63 1-210-4-419-6-629 1-20 1-40 0-60-1-51-1-103-3-154-3-170 1-340 3-510 3-154-1-309-3-464-4-61-1-122 4-183 2-165-5-330 8-495-2-20-2-40 0-61 1-29 1-33 5-33 36 0 44 0 89 0 133 0 50-1 101 0 151 0 173 0 345 0 517 1 167 0 333 0 499zM6 0h3143c2 14 4 25 3 37 0 142-2 284-2 426 0 164 2 328 2 492 0 143 1 286 1 430 1 218 1 436 1 654 0 167-2 335-2 502 0 177 0 355 1 531v21c-1 38-2 39-40 39-215 0-429 1-644 1-138-1-276-2-414-3-50 0-99 2-148 2-196-1-391-2-587-2-184 0-368 2-552 2-144 0-288-3-432-3-95 0-188 2-283 3-7 0-16 0-24-1-17-1-26-9-27-26v-14c0-205-1-410 0-616 0-137 2-274 2-411 0-150-2-300-2-450 0-190 2-380 2-570 0-98-2-196-2-295-1-83-2-166-2-250 0-38 3-77 4-116 0-21 1-42 0-63 0-96-1-193-1-289 0-9 1-18 3-31z">
          <text:p/>
        </draw:path>
        <draw:path draw:style-name="gr3" draw:text-style-name="P4" draw:layer="layout" svg:width="0.211cm" svg:height="0.263cm" svg:x="1.698cm" svg:y="3.88cm" svg:viewBox="0 0 212 264" svg:d="M0 0v180c0 35 17 64 42 84h170c0 0-22-225-212-264z">
          <text:p/>
        </draw:path>
        <draw:path draw:style-name="gr3" draw:text-style-name="P4" draw:layer="layout" svg:width="0.237cm" svg:height="0.267cm" svg:x="3.798cm" svg:y="3.876cm" svg:viewBox="0 0 238 268" svg:d="M0 268h197c24-20 41-50 41-84v-184c-214 22-238 268-238 268z">
          <text:p/>
        </draw:path>
        <draw:path draw:style-name="gr3" draw:text-style-name="P4" draw:layer="layout" svg:width="2.337cm" svg:height="0.624cm" svg:x="1.698cm" svg:y="2.167cm" svg:viewBox="0 0 2338 625" svg:d="M139 229c219 0 396 177 396 396h228c0-219 178-396 396-396s396 177 396 396h228c0-219 178-396 397-396 56 0 110 12 158 33v-238c-51-15-103-24-158-24-211 0-398 107-511 268-113-161-299-268-510-268s-397 107-510 268c-113-161-299-268-510-268-48 0-94 7-139 19v236c44-16 90-26 139-26z">
          <text:p/>
        </draw:path>
        <draw:path draw:style-name="gr3" draw:text-style-name="P4" draw:layer="layout" svg:width="2.342cm" svg:height="0.698cm" svg:x="1.698cm" svg:y="2.779cm" svg:viewBox="0 0 2343 699" svg:d="M1698 0c-218 0-410 109-527 274-116-165-309-274-526-274-355 0-645 288-645 645l236 54c0-226 183-464 409-464 225 0 408 184 408 410h236c0-226 183-410 409-410s409 238 409 464l236-54c0-212-118-371-118-371-116-165-308-274-527-274z">
          <text:p/>
        </draw:path>
        <draw:path draw:style-name="gr3" draw:text-style-name="P4" draw:layer="layout" svg:width="2.337cm" svg:height="0.743cm" svg:x="1.698cm" svg:y="3.4cm" svg:viewBox="0 0 2338 744" svg:d="M416 744h271c0-261 212-473 472-473 261 0 472 212 472 473h273c0-248 192-449 434-469v-273c-235 12-442 134-571 316-135-192-357-318-608-318s-473 126-608 318c-124-177-323-297-551-315v274c234 29 416 226 416 467z">
          <text:p/>
        </draw:path>
        <draw:path draw:style-name="gr3" draw:text-style-name="P4" draw:layer="layout" svg:width="0.53cm" svg:height="0.271cm" svg:x="2.597cm" svg:y="3.872cm" svg:viewBox="0 0 531 272" svg:d="M0 272h531c0 0-24-272-266-272-241 0-265 272-265 272z">
          <text:p/>
        </draw:path>
        <draw:path draw:style-name="gr3" draw:text-style-name="P4" draw:layer="layout" svg:width="0.272cm" svg:height="0.271cm" svg:x="3.238cm" svg:y="3.172cm" svg:viewBox="0 0 273 272" svg:d="M273 136c0 75-61 136-137 136-75 0-136-61-136-136s61-136 136-136c76 0 137 61 137 136z">
          <text:p/>
        </draw:path>
        <draw:path draw:style-name="gr3" draw:text-style-name="P4" draw:layer="layout" svg:width="0.272cm" svg:height="0.271cm" svg:x="2.214cm" svg:y="3.172cm" svg:viewBox="0 0 273 272" svg:d="M273 136c0 75-62 136-136 136-76 0-137-61-137-136s61-136 137-136c74 0 136 61 136 136z">
          <text:p/>
        </draw:path>
        <draw:path draw:style-name="gr3" draw:text-style-name="P4" draw:layer="layout" svg:width="0.272cm" svg:height="0.272cm" svg:x="2.706cm" svg:y="2.551cm" svg:viewBox="0 0 273 273" svg:d="M273 137c0 75-61 136-137 136-75 0-136-61-136-136s61-137 136-137c76 0 137 62 137 137z">
          <text:p/>
        </draw:path>
        <draw:path draw:style-name="gr3" draw:text-style-name="P4" draw:layer="layout" svg:width="0.272cm" svg:height="0.272cm" svg:x="3.768cm" svg:y="2.551cm" svg:viewBox="0 0 273 273" svg:d="M273 137c0 75-61 136-137 136-75 0-136-61-136-136s61-137 136-137c76 0 137 62 137 137z">
          <text:p/>
        </draw:path>
        <draw:path draw:style-name="gr3" draw:text-style-name="P4" draw:layer="layout" svg:width="0.272cm" svg:height="0.272cm" svg:x="1.698cm" svg:y="2.551cm" svg:viewBox="0 0 273 273" svg:d="M273 137c0 75-61 136-136 136-76 0-137-61-137-136s61-137 137-137c75 0 136 62 136 137z">
          <text:p/>
        </draw:path>
        <draw:path draw:style-name="gr3" draw:text-style-name="P4" draw:layer="layout" svg:width="2.338cm" svg:height="0.406cm" svg:x="1.7cm" svg:y="1.791cm" svg:viewBox="0 0 2339 407" svg:d="M140 220c174 0 333 69 473 167 40 28 58 12 70 3 134-108 302-170 477-170 177 0 343 67 481 173 36 28 48 8 59-1 135-109 304-172 481-172 51 0 102 8 158 21v-204c0 0-5-37-38-37h-331-235-497-469-383-347c-49 0-38 37-38 37v199c49-9 95-16 139-16z">
          <text:p/>
        </draw:path>
        <draw:frame draw:style-name="gr2" draw:text-style-name="P12" draw:layer="layout" svg:width="6.098cm" svg:height="1.068cm" svg:x="5.09cm" svg:y="2.982cm">
          <draw:text-box>
            <text:p text:style-name="P11"><text:span text:style-name="T2">P</text:span><text:span text:style-name="T2">a</text:span><text:span text:style-name="T2">r</text:span><text:span text:style-name="T2">a</text:span><text:span text:style-name="T2">s</text:span><text:span text:style-name="T2">i</text:span><text:span text:style-name="T2">t</text:span><text:span text:style-name="T2">e</text:span><text:span text:style-name="T2"> </text:span><text:span text:style-name="T2">V</text:span><text:span text:style-name="T2">2</text:span><text:span text:style-name="T2">.</text:span><text:span text:style-name="T2">0</text:span></text:p>
          </draw:text-box>
        </draw:frame>
        <draw:frame draw:style-name="gr19" draw:text-style-name="P21" draw:layer="layout" svg:width="6.09cm" svg:height="0.454cm" svg:x="13.764cm" svg:y="1.539cm">
          <draw:text-box>
            <text:p text:style-name="P15"><text:span text:style-name="T10">Cl</text:span><text:span text:style-name="T10">o</text:span><text:span text:style-name="T10">u</text:span><text:span text:style-name="T10">d</text:span><text:span text:style-name="T10">s </text:span><text:span text:style-name="T10">B</text:span><text:span text:style-name="T10">y </text:span><text:span text:style-name="T10">M</text:span><text:span text:style-name="T10">ut</text:span><text:span text:style-name="T10">a</text:span><text:span text:style-name="T10">bl</text:span><text:span text:style-name="T10">e </text:span><text:span text:style-name="T10">In</text:span><text:span text:style-name="T10">st</text:span><text:span text:style-name="T10">ru</text:span><text:span text:style-name="T10">m</text:span><text:span text:style-name="T10">e</text:span><text:span text:style-name="T10">nt</text:span><text:span text:style-name="T10">s</text:span></text:p>
          </draw:text-box>
        </draw:frame>
        <draw:frame draw:style-name="gr19" draw:text-style-name="P21" draw:layer="layout" svg:width="5.497cm" svg:height="0.454cm" svg:x="14.363cm" svg:y="1.962cm">
          <draw:text-box>
            <text:p text:style-name="P15"><text:span text:style-name="T10">P</text:span><text:span text:style-name="T10">ar</text:span><text:span text:style-name="T10">a</text:span><text:span text:style-name="T10">si</text:span><text:span text:style-name="T10">te</text:span><text:span text:style-name="T10">s </text:span><text:span text:style-name="T10">B</text:span><text:span text:style-name="T10">y </text:span><text:span text:style-name="T10">M</text:span><text:span text:style-name="T10">at</text:span><text:span text:style-name="T10">th</text:span><text:span text:style-name="T10">ia</text:span><text:span text:style-name="T10">s </text:span><text:span text:style-name="T10">P</text:span><text:span text:style-name="T10">u</text:span><text:span text:style-name="T10">e</text:span><text:span text:style-name="T10">c</text:span><text:span text:style-name="T10">h</text:span></text:p>
          </draw:text-box>
        </draw:frame>
        <draw:frame draw:style-name="gr19" draw:text-style-name="P21" draw:layer="layout" svg:width="6.263cm" svg:height="0.454cm" svg:x="13.719cm" svg:y="2.386cm">
          <draw:text-box>
            <text:p text:style-name="P15"><text:span text:style-name="T10">In</text:span><text:span text:style-name="T10">fo</text:span><text:span text:style-name="T10">/</text:span><text:span text:style-name="T10">s</text:span><text:span text:style-name="T10">h</text:span><text:span text:style-name="T10">e</text:span><text:span text:style-name="T10">et </text:span><text:span text:style-name="T10">Pr</text:span><text:span text:style-name="T10">e</text:span><text:span text:style-name="T10">p</text:span><text:span text:style-name="T10">ar</text:span><text:span text:style-name="T10">e</text:span><text:span text:style-name="T10">d </text:span><text:span text:style-name="T10">B</text:span><text:span text:style-name="T10">y </text:span><text:span text:style-name="T10">D</text:span><text:span text:style-name="T10">.F</text:span><text:span text:style-name="T10">y</text:span><text:span text:style-name="T10">a</text:span><text:span text:style-name="T10">n</text:span><text:span text:style-name="T10">s </text:span></text:p>
          </draw:text-box>
        </draw:frame>
        <draw:frame draw:style-name="gr19" draw:text-style-name="P21" draw:layer="layout" svg:width="6.509cm" svg:height="0.454cm" svg:x="13.491cm" svg:y="2.809cm">
          <draw:text-box>
            <text:p text:style-name="P15"><text:span text:style-name="T10">F</text:span><text:span text:style-name="T10">or </text:span><text:span text:style-name="T10">R</text:span><text:span text:style-name="T10">ef</text:span><text:span text:style-name="T10">er</text:span><text:span text:style-name="T10">e</text:span><text:span text:style-name="T10">n</text:span><text:span text:style-name="T10">c</text:span><text:span text:style-name="T10">e </text:span><text:span text:style-name="T10">O</text:span><text:span text:style-name="T10">nl</text:span><text:span text:style-name="T10">y </text:span><text:span text:style-name="T10">W</text:span><text:span text:style-name="T10">it</text:span><text:span text:style-name="T10">h </text:span><text:span text:style-name="T10">E</text:span><text:span text:style-name="T10">n</text:span><text:span text:style-name="T10">dl</text:span><text:span text:style-name="T10">e</text:span><text:span text:style-name="T10">ss </text:span></text:p>
          </draw:text-box>
        </draw:frame>
        <draw:line draw:style-name="gr16" draw:text-style-name="P8" draw:layer="layout" svg:x1="1.589cm" svg:y1="16.001cm" svg:x2="19.299cm" svg:y2="16.001cm">
          <text:p/>
        </draw:line>
        <draw:path draw:style-name="gr4" draw:text-style-name="P5" draw:layer="layout" svg:width="0.588cm" svg:height="0.588cm" svg:x="7.223cm" svg:y="5.464cm" svg:viewBox="0 0 589 589" svg:d="M589 295c0 163-132 294-294 294-164 0-295-131-295-294 0-162 131-295 295-295 162 0 294 133 294 295z">
          <text:p/>
        </draw:path>
        <draw:path draw:style-name="gr21" draw:text-style-name="P24" draw:layer="layout" svg:width="0.588cm" svg:height="0.588cm" svg:x="8.418cm" svg:y="5.464cm" svg:viewBox="0 0 589 589" svg:d="M589 295c0 163-131 294-294 294s-295-131-295-294c0-162 132-295 295-295s294 133 294 295z">
          <text:p/>
        </draw:path>
        <draw:path draw:style-name="gr21" draw:text-style-name="P24" draw:layer="layout" svg:width="0.588cm" svg:height="0.588cm" svg:x="9.614cm" svg:y="5.464cm" svg:viewBox="0 0 589 589" svg:d="M589 295c0 163-132 294-294 294-164 0-295-131-295-294 0-162 131-295 295-295 162 0 294 133 294 295z">
          <text:p/>
        </draw:path>
        <draw:path draw:style-name="gr21" draw:text-style-name="P24" draw:layer="layout" svg:width="0.588cm" svg:height="0.588cm" svg:x="10.809cm" svg:y="5.464cm" svg:viewBox="0 0 589 589" svg:d="M589 295c0 163-131 294-294 294-162 0-295-131-295-294 0-162 133-295 295-295 163 0 294 133 294 295z">
          <text:p/>
        </draw:path>
        <draw:path draw:style-name="gr6" draw:text-style-name="P7" draw:layer="layout" svg:width="0.459cm" svg:height="0.46cm" svg:x="12.034cm" svg:y="9.396cm" svg:viewBox="0 0 460 461" svg:d="M460 231c0 127-103 230-230 230s-230-103-230-230 103-231 230-231 230 104 230 231z">
          <text:p/>
        </draw:path>
        <draw:path draw:style-name="gr7" draw:text-style-name="P5" draw:layer="layout" svg:width="0.459cm" svg:height="0.46cm" svg:x="12.968cm" svg:y="9.396cm" svg:viewBox="0 0 460 461" svg:d="M460 231c0 127-103 230-229 230-128 0-231-103-231-230s103-231 231-231c126 0 229 104 229 231z">
          <text:p/>
        </draw:path>
        <draw:path draw:style-name="gr7" draw:text-style-name="P5" draw:layer="layout" svg:width="0.459cm" svg:height="0.46cm" svg:x="13.902cm" svg:y="9.396cm" svg:viewBox="0 0 460 461" svg:d="M460 231c0 127-103 230-229 230-127 0-231-103-231-230s104-231 231-231c126 0 229 104 229 231z">
          <text:p/>
        </draw:path>
        <draw:path draw:style-name="gr7" draw:text-style-name="P5" draw:layer="layout" svg:width="0.459cm" svg:height="0.46cm" svg:x="14.836cm" svg:y="9.396cm" svg:viewBox="0 0 460 461" svg:d="M460 231c0 127-103 230-229 230-127 0-231-103-231-230s104-231 231-231c126 0 229 104 229 231z">
          <text:p/>
        </draw:path>
        <draw:path draw:style-name="gr8" draw:text-style-name="P8" draw:layer="layout" svg:width="0.459cm" svg:height="0.459cm" svg:x="12.034cm" svg:y="10.672cm" svg:viewBox="0 0 460 460" svg:d="M460 230c0 127-103 230-230 230s-230-103-230-230 103-230 230-230 230 103 230 230z">
          <text:p/>
        </draw:path>
        <draw:path draw:style-name="gr6" draw:text-style-name="P7" draw:layer="layout" svg:width="0.459cm" svg:height="0.459cm" svg:x="12.968cm" svg:y="10.672cm" svg:viewBox="0 0 460 460" svg:d="M460 230c0 127-103 230-229 230-128 0-231-103-231-230s103-230 231-230c126 0 229 103 229 230z">
          <text:p/>
        </draw:path>
        <draw:path draw:style-name="gr7" draw:text-style-name="P5" draw:layer="layout" svg:width="0.459cm" svg:height="0.459cm" svg:x="13.902cm" svg:y="10.672cm" svg:viewBox="0 0 460 460" svg:d="M460 230c0 127-103 230-229 230-127 0-231-103-231-230s104-230 231-230c126 0 229 103 229 230z">
          <text:p/>
        </draw:path>
        <draw:path draw:style-name="gr7" draw:text-style-name="P5" draw:layer="layout" svg:width="0.459cm" svg:height="0.459cm" svg:x="14.836cm" svg:y="10.672cm" svg:viewBox="0 0 460 460" svg:d="M460 230c0 127-103 230-229 230-127 0-231-103-231-230s104-230 231-230c126 0 229 103 229 230z">
          <text:p/>
        </draw:path>
        <draw:path draw:style-name="gr8" draw:text-style-name="P8" draw:layer="layout" svg:width="0.459cm" svg:height="0.459cm" svg:x="12.034cm" svg:y="11.852cm" svg:viewBox="0 0 460 460" svg:d="M460 229c0 128-103 231-230 231s-230-103-230-231c0-127 103-229 230-229s230 102 230 229z">
          <text:p/>
        </draw:path>
        <draw:path draw:style-name="gr7" draw:text-style-name="P5" draw:layer="layout" svg:width="0.459cm" svg:height="0.459cm" svg:x="12.968cm" svg:y="11.852cm" svg:viewBox="0 0 460 460" svg:d="M460 229c0 128-103 231-229 231-128 0-231-103-231-231 0-127 103-229 231-229 126 0 229 102 229 229z">
          <text:p/>
        </draw:path>
        <draw:path draw:style-name="gr6" draw:text-style-name="P7" draw:layer="layout" svg:width="0.459cm" svg:height="0.459cm" svg:x="13.902cm" svg:y="11.852cm" svg:viewBox="0 0 460 460" svg:d="M460 229c0 128-103 231-229 231-127 0-231-103-231-231 0-127 104-229 231-229 126 0 229 102 229 229z">
          <text:p/>
        </draw:path>
        <draw:path draw:style-name="gr7" draw:text-style-name="P5" draw:layer="layout" svg:width="0.459cm" svg:height="0.459cm" svg:x="14.836cm" svg:y="11.852cm" svg:viewBox="0 0 460 460" svg:d="M460 229c0 128-103 231-229 231-127 0-231-103-231-231 0-127 104-229 231-229 126 0 229 102 229 229z">
          <text:p/>
        </draw:path>
        <draw:path draw:style-name="gr6" draw:text-style-name="P7" draw:layer="layout" svg:width="0.459cm" svg:height="0.459cm" svg:x="14.836cm" svg:y="12.957cm" svg:viewBox="0 0 460 460" svg:d="M0 231c0-128 104-231 231-231 126 0 229 103 229 231 0 126-103 229-229 229-127 0-231-103-231-229z">
          <text:p/>
        </draw:path>
        <draw:path draw:style-name="gr7" draw:text-style-name="P5" draw:layer="layout" svg:width="0.459cm" svg:height="0.459cm" svg:x="13.902cm" svg:y="12.957cm" svg:viewBox="0 0 460 460" svg:d="M0 231c0-128 104-231 231-231 126 0 229 103 229 231 0 126-103 229-229 229-127 0-231-103-231-229z">
          <text:p/>
        </draw:path>
        <draw:path draw:style-name="gr7" draw:text-style-name="P5" draw:layer="layout" svg:width="0.459cm" svg:height="0.459cm" svg:x="12.968cm" svg:y="12.957cm" svg:viewBox="0 0 460 460" svg:d="M0 231c0-128 103-231 231-231 126 0 229 103 229 231 0 126-103 229-229 229-128 0-231-103-231-229z">
          <text:p/>
        </draw:path>
        <draw:path draw:style-name="gr7" draw:text-style-name="P5" draw:layer="layout" svg:width="0.459cm" svg:height="0.459cm" svg:x="12.034cm" svg:y="12.957cm" svg:viewBox="0 0 460 460" svg:d="M0 231c0-128 103-231 231-231 126 0 229 103 229 231 0 126-103 229-229 229-128 0-231-103-231-229z">
          <text:p/>
        </draw:path>
        <draw:path draw:style-name="gr9" draw:text-style-name="P9" draw:layer="layout" svg:width="1.815cm" svg:height="1.815cm" svg:x="2.317cm" svg:y="9.206cm" svg:viewBox="0 0 1816 1816" svg:d="M1816 909c0 501-407 907-908 907s-908-406-908-907c0-503 407-909 908-909s908 406 908 909z">
          <text:p/>
        </draw:path>
        <draw:path draw:style-name="gr10" draw:text-style-name="P10" draw:layer="layout" svg:width="1.815cm" svg:height="1.815cm" svg:x="5.433cm" svg:y="9.206cm" svg:viewBox="0 0 1816 1816" svg:d="M1816 909c0 501-406 907-909 907-501 0-907-406-907-907 0-503 406-909 907-909 503 0 909 406 909 909z">
          <text:p/>
        </draw:path>
        <draw:path draw:style-name="gr11" draw:text-style-name="P5" draw:layer="layout" svg:width="1.815cm" svg:height="1.815cm" svg:x="8.549cm" svg:y="9.206cm" svg:viewBox="0 0 1816 1816" svg:d="M1816 909c0 501-407 907-908 907-502 0-908-406-908-907 0-503 406-909 908-909 501 0 908 406 908 909z">
          <text:p/>
        </draw:path>
        <draw:path draw:style-name="gr9" draw:text-style-name="P9" draw:layer="layout" svg:width="1.377cm" svg:height="1.377cm" svg:x="1.909cm" svg:y="12.565cm" svg:viewBox="0 0 1378 1378" svg:d="M1378 689c0 380-309 689-689 689s-689-309-689-689c0-381 309-689 689-689s689 308 689 689z">
          <text:p/>
        </draw:path>
        <draw:path draw:style-name="gr9" draw:text-style-name="P9" draw:layer="layout" svg:width="1.377cm" svg:height="1.377cm" svg:x="4.417cm" svg:y="12.565cm" svg:viewBox="0 0 1378 1378" svg:d="M1378 689c0 380-308 689-688 689-382 0-690-309-690-689 0-381 308-689 690-689 380 0 688 308 688 689z">
          <text:p/>
        </draw:path>
        <draw:path draw:style-name="gr10" draw:text-style-name="P10" draw:layer="layout" svg:width="1.377cm" svg:height="1.377cm" svg:x="6.926cm" svg:y="12.565cm" svg:viewBox="0 0 1378 1378" svg:d="M1378 689c0 380-308 689-689 689s-689-309-689-689c0-381 308-689 689-689s689 308 689 689z">
          <text:p/>
        </draw:path>
        <draw:path draw:style-name="gr11" draw:text-style-name="P5" draw:layer="layout" svg:width="1.376cm" svg:height="1.377cm" svg:x="9.435cm" svg:y="12.565cm" svg:viewBox="0 0 1377 1378" svg:d="M1377 689c0 380-308 689-689 689-380 0-688-309-688-689 0-381 308-689 688-689 381 0 689 308 689 689z">
          <text:p/>
        </draw:path>
        <draw:path draw:style-name="gr4" draw:text-style-name="P5" draw:layer="layout" svg:width="0.94cm" svg:height="0.941cm" svg:x="1.786cm" svg:y="7.264cm" svg:viewBox="0 0 941 942" svg:d="M941 470c0 261-210 472-471 472-260 0-470-211-470-472 0-259 210-470 470-470 261 0 471 211 471 470z">
          <text:p/>
        </draw:path>
        <draw:frame draw:style-name="gr19" draw:text-style-name="P21" draw:layer="layout" svg:width="4.18cm" svg:height="0.454cm" svg:x="15.509cm" svg:y="3.232cm">
          <draw:text-box>
            <text:p text:style-name="P15"><text:span text:style-name="T10">T</text:span><text:span text:style-name="T10">h</text:span><text:span text:style-name="T10">a</text:span><text:span text:style-name="T10">n</text:span><text:span text:style-name="T10">k</text:span><text:span text:style-name="T10">s </text:span><text:span text:style-name="T10">T</text:span><text:span text:style-name="T10">o </text:span><text:span text:style-name="T10">T</text:span><text:span text:style-name="T10">h</text:span><text:span text:style-name="T10">e </text:span><text:span text:style-name="T10">A</text:span><text:span text:style-name="T10">b</text:span><text:span text:style-name="T10">o</text:span><text:span text:style-name="T10">v</text:span><text:span text:style-name="T10">e</text:span></text:p>
          </draw:text-box>
        </draw:frame>
        <draw:frame draw:style-name="gr12" draw:text-style-name="P14" draw:layer="layout" svg:width="2.483cm" svg:height="0.822cm" svg:x="2.139cm" svg:y="5.348cm">
          <draw:text-box>
            <text:p text:style-name="P15"><text:span text:style-name="T3">m</text:span><text:span text:style-name="T3">i</text:span><text:span text:style-name="T3">v</text:span><text:span text:style-name="T3">e</text:span><text:span text:style-name="T3">r</text:span><text:span text:style-name="T3">b</text:span></text:p>
          </draw:text-box>
        </draw:frame>
        <draw:frame draw:style-name="gr13" draw:text-style-name="P16" draw:layer="layout" svg:width="2.356cm" svg:height="0.581cm" svg:x="2.042cm" svg:y="11.207cm">
          <draw:text-box>
            <text:p text:style-name="P15"><text:span text:style-name="T4">p</text:span><text:span text:style-name="T4">r</text:span><text:span text:style-name="T4">e</text:span><text:span text:style-name="T4">-</text:span><text:span text:style-name="T4">d</text:span><text:span text:style-name="T4">e</text:span><text:span text:style-name="T4">l</text:span><text:span text:style-name="T4">a</text:span><text:span text:style-name="T4">y</text:span></text:p>
          </draw:text-box>
        </draw:frame>
        <draw:frame draw:style-name="gr13" draw:text-style-name="P16" draw:layer="layout" svg:width="3.363cm" svg:height="0.581cm" svg:x="2.838cm" svg:y="7.385cm">
          <draw:text-box>
            <text:p text:style-name="P15"><text:span text:style-name="T4">i</text:span><text:span text:style-name="T4">n</text:span><text:span text:style-name="T4">fi</text:span><text:span text:style-name="T4">n</text:span><text:span text:style-name="T4">it</text:span><text:span text:style-name="T4">e </text:span><text:span text:style-name="T4">d</text:span><text:span text:style-name="T4">e</text:span><text:span text:style-name="T4">c</text:span><text:span text:style-name="T4">a</text:span><text:span text:style-name="T4">y</text:span></text:p>
          </draw:text-box>
        </draw:frame>
        <draw:frame draw:style-name="gr13" draw:text-style-name="P16" draw:layer="layout" svg:width="2.741cm" svg:height="0.581cm" svg:x="5.11cm" svg:y="11.207cm">
          <draw:text-box>
            <text:p text:style-name="P15"><text:span text:style-name="T4">r</text:span><text:span text:style-name="T4">e</text:span><text:span text:style-name="T4">v</text:span><text:span text:style-name="T4">e</text:span><text:span text:style-name="T4">r</text:span><text:span text:style-name="T4">b </text:span><text:span text:style-name="T4">si</text:span><text:span text:style-name="T4">z</text:span><text:span text:style-name="T4">e</text:span></text:p>
          </draw:text-box>
        </draw:frame>
        <draw:frame draw:style-name="gr13" draw:text-style-name="P16" draw:layer="layout" svg:width="1.488cm" svg:height="0.581cm" svg:x="4.306cm" svg:y="14.245cm">
          <draw:text-box>
            <text:p text:style-name="P15"><text:span text:style-name="T4">d</text:span><text:span text:style-name="T4">e</text:span><text:span text:style-name="T4">c</text:span><text:span text:style-name="T4">a</text:span><text:span text:style-name="T4">y</text:span></text:p>
          </draw:text-box>
        </draw:frame>
        <draw:frame draw:style-name="gr13" draw:text-style-name="P16" draw:layer="layout" svg:width="3.495cm" svg:height="0.581cm" svg:x="6.12cm" svg:y="14.28cm">
          <draw:text-box>
            <text:p text:style-name="P15"><text:span text:style-name="T4">L</text:span><text:span text:style-name="T4">P</text:span><text:span text:style-name="T4">&lt;</text:span><text:span text:style-name="T4">d</text:span><text:span text:style-name="T4">a</text:span><text:span text:style-name="T4">m</text:span><text:span text:style-name="T4">p</text:span><text:span text:style-name="T4">&gt;</text:span><text:span text:style-name="T4">H</text:span><text:span text:style-name="T4">P</text:span></text:p>
          </draw:text-box>
        </draw:frame>
        <draw:frame draw:style-name="gr13" draw:text-style-name="P16" draw:layer="layout" svg:width="1.949cm" svg:height="0.581cm" svg:x="16.023cm" svg:y="9.361cm">
          <draw:text-box>
            <text:p text:style-name="P15"><text:span text:style-name="T4">D</text:span><text:span text:style-name="T4">r</text:span><text:span text:style-name="T4">y</text:span><text:span text:style-name="T4">/</text:span><text:span text:style-name="T4">w</text:span><text:span text:style-name="T4">e</text:span><text:span text:style-name="T4">t</text:span></text:p>
          </draw:text-box>
        </draw:frame>
        <draw:frame draw:style-name="gr13" draw:text-style-name="P16" draw:layer="layout" svg:width="2.195cm" svg:height="0.581cm" svg:x="16.023cm" svg:y="10.546cm">
          <draw:text-box>
            <text:p text:style-name="P15"><text:span text:style-name="T4">D</text:span><text:span text:style-name="T4">i</text:span><text:span text:style-name="T4">ff</text:span><text:span text:style-name="T4">u</text:span><text:span text:style-name="T4">si</text:span><text:span text:style-name="T4">o</text:span><text:span text:style-name="T4">n</text:span></text:p>
          </draw:text-box>
        </draw:frame>
        <draw:frame draw:style-name="gr13" draw:text-style-name="P18" draw:layer="layout" svg:width="3.804cm" svg:height="0.497cm" svg:x="15.986cm" svg:y="11.825cm">
          <draw:text-box>
            <text:p text:style-name="P25"><text:span text:style-name="T11">M</text:span><text:span text:style-name="T11">o</text:span><text:span text:style-name="T11">d</text:span><text:span text:style-name="T11">ul</text:span><text:span text:style-name="T11">at</text:span><text:span text:style-name="T11">io</text:span><text:span text:style-name="T11">n </text:span><text:span text:style-name="T11">S</text:span><text:span text:style-name="T11">p</text:span><text:span text:style-name="T11">e</text:span><text:span text:style-name="T11">e</text:span><text:span text:style-name="T11">d</text:span></text:p>
          </draw:text-box>
        </draw:frame>
        <draw:frame draw:style-name="gr22" draw:text-style-name="P26" draw:layer="layout" svg:width="4.134cm" svg:height="0.497cm" svg:x="15.866cm" svg:y="12.957cm">
          <draw:text-box>
            <text:p text:style-name="P25"><text:span text:style-name="T11">M</text:span><text:span text:style-name="T11">o</text:span><text:span text:style-name="T11">d</text:span><text:span text:style-name="T11">ul</text:span><text:span text:style-name="T11">at</text:span><text:span text:style-name="T11">io</text:span><text:span text:style-name="T11">n </text:span><text:span text:style-name="T11">A</text:span><text:span text:style-name="T11">m</text:span><text:span text:style-name="T11">o</text:span><text:span text:style-name="T11">u</text:span><text:span text:style-name="T11">nt</text:span></text:p>
          </draw:text-box>
        </draw:frame>
        <draw:frame draw:style-name="gr13" draw:text-style-name="P16" draw:layer="layout" svg:width="2.47cm" svg:height="0.581cm" svg:x="8.36cm" svg:y="11.207cm">
          <draw:text-box>
            <text:p text:style-name="P15"><text:span text:style-name="T4">p</text:span><text:span text:style-name="T4">it</text:span><text:span text:style-name="T4">c</text:span><text:span text:style-name="T4">h </text:span><text:span text:style-name="T4">s</text:span><text:span text:style-name="T4">h</text:span><text:span text:style-name="T4">if</text:span><text:span text:style-name="T4">t</text:span></text:p>
          </draw:text-box>
        </draw:frame>
        <draw:line draw:style-name="gr15" draw:text-style-name="P8" draw:layer="layout" svg:x1="11.229cm" svg:y1="13.203cm" svg:x2="11.722cm" svg:y2="13.203cm">
          <text:p/>
        </draw:line>
        <draw:path draw:style-name="gr21" draw:text-style-name="P24" draw:layer="layout" svg:width="0.588cm" svg:height="0.588cm" svg:x="7.238cm" svg:y="17.275cm" svg:viewBox="0 0 589 589" svg:d="M589 295c0 162-132 294-294 294-163 0-295-132-295-294s132-295 295-295c162 0 294 133 294 295z">
          <text:p/>
        </draw:path>
        <draw:path draw:style-name="gr4" draw:text-style-name="P5" draw:layer="layout" svg:width="0.588cm" svg:height="0.588cm" svg:x="8.434cm" svg:y="17.275cm" svg:viewBox="0 0 589 589" svg:d="M589 295c0 162-132 294-294 294-163 0-295-132-295-294s132-295 295-295c162 0 294 133 294 295z">
          <text:p/>
        </draw:path>
        <draw:path draw:style-name="gr21" draw:text-style-name="P24" draw:layer="layout" svg:width="0.588cm" svg:height="0.588cm" svg:x="9.629cm" svg:y="17.275cm" svg:viewBox="0 0 589 589" svg:d="M589 295c0 162-132 294-294 294s-295-132-295-294 133-295 295-295 294 133 294 295z">
          <text:p/>
        </draw:path>
        <draw:path draw:style-name="gr21" draw:text-style-name="P24" draw:layer="layout" svg:width="0.588cm" svg:height="0.588cm" svg:x="10.825cm" svg:y="17.275cm" svg:viewBox="0 0 589 589" svg:d="M589 295c0 162-132 294-294 294-163 0-295-132-295-294s132-295 295-295c162 0 294 133 294 295z">
          <text:p/>
        </draw:path>
        <draw:path draw:style-name="gr6" draw:text-style-name="P7" draw:layer="layout" svg:width="0.459cm" svg:height="0.46cm" svg:x="12.034cm" svg:y="21.22cm" svg:viewBox="0 0 460 461" svg:d="M460 231c0 127-103 230-230 230s-230-103-230-230c0-128 103-231 230-231s230 103 230 231z">
          <text:p/>
        </draw:path>
        <draw:path draw:style-name="gr7" draw:text-style-name="P5" draw:layer="layout" svg:width="0.459cm" svg:height="0.46cm" svg:x="12.968cm" svg:y="21.22cm" svg:viewBox="0 0 460 461" svg:d="M460 231c0 127-103 230-229 230-128 0-231-103-231-230 0-128 103-231 231-231 126 0 229 103 229 231z">
          <text:p/>
        </draw:path>
        <draw:path draw:style-name="gr7" draw:text-style-name="P5" draw:layer="layout" svg:width="0.459cm" svg:height="0.46cm" svg:x="13.902cm" svg:y="21.22cm" svg:viewBox="0 0 460 461" svg:d="M460 231c0 127-103 230-229 230-127 0-231-103-231-230 0-128 104-231 231-231 126 0 229 103 229 231z">
          <text:p/>
        </draw:path>
        <draw:path draw:style-name="gr7" draw:text-style-name="P5" draw:layer="layout" svg:width="0.459cm" svg:height="0.46cm" svg:x="14.836cm" svg:y="21.22cm" svg:viewBox="0 0 460 461" svg:d="M460 231c0 127-103 230-229 230-127 0-231-103-231-230 0-128 104-231 231-231 126 0 229 103 229 231z">
          <text:p/>
        </draw:path>
        <draw:path draw:style-name="gr8" draw:text-style-name="P8" draw:layer="layout" svg:width="0.459cm" svg:height="0.459cm" svg:x="12.034cm" svg:y="22.496cm" svg:viewBox="0 0 460 460" svg:d="M460 230c0 127-103 230-230 230s-230-103-230-230c0-128 103-230 230-230s230 102 230 230z">
          <text:p/>
        </draw:path>
        <draw:path draw:style-name="gr6" draw:text-style-name="P7" draw:layer="layout" svg:width="0.459cm" svg:height="0.459cm" svg:x="12.968cm" svg:y="22.496cm" svg:viewBox="0 0 460 460" svg:d="M460 230c0 127-103 230-229 230-128 0-231-103-231-230 0-128 103-230 231-230 126 0 229 102 229 230z">
          <text:p/>
        </draw:path>
        <draw:path draw:style-name="gr7" draw:text-style-name="P5" draw:layer="layout" svg:width="0.459cm" svg:height="0.459cm" svg:x="13.902cm" svg:y="22.496cm" svg:viewBox="0 0 460 460" svg:d="M460 230c0 127-103 230-229 230-127 0-231-103-231-230 0-128 104-230 231-230 126 0 229 102 229 230z">
          <text:p/>
        </draw:path>
        <draw:path draw:style-name="gr7" draw:text-style-name="P5" draw:layer="layout" svg:width="0.459cm" svg:height="0.459cm" svg:x="14.836cm" svg:y="22.496cm" svg:viewBox="0 0 460 460" svg:d="M460 230c0 127-103 230-229 230-127 0-231-103-231-230 0-128 104-230 231-230 126 0 229 102 229 230z">
          <text:p/>
        </draw:path>
        <draw:path draw:style-name="gr8" draw:text-style-name="P8" draw:layer="layout" svg:width="0.459cm" svg:height="0.46cm" svg:x="12.034cm" svg:y="23.675cm" svg:viewBox="0 0 460 461" svg:d="M460 230c0 127-103 231-230 231s-230-104-230-231 103-230 230-230 230 103 230 230z">
          <text:p/>
        </draw:path>
        <draw:path draw:style-name="gr7" draw:text-style-name="P5" draw:layer="layout" svg:width="0.459cm" svg:height="0.46cm" svg:x="12.968cm" svg:y="23.675cm" svg:viewBox="0 0 460 461" svg:d="M460 230c0 127-103 231-229 231-128 0-231-104-231-231s103-230 231-230c126 0 229 103 229 230z">
          <text:p/>
        </draw:path>
        <draw:path draw:style-name="gr6" draw:text-style-name="P7" draw:layer="layout" svg:width="0.459cm" svg:height="0.46cm" svg:x="13.902cm" svg:y="23.675cm" svg:viewBox="0 0 460 461" svg:d="M460 230c0 127-103 231-229 231-127 0-231-104-231-231s104-230 231-230c126 0 229 103 229 230z">
          <text:p/>
        </draw:path>
        <draw:path draw:style-name="gr7" draw:text-style-name="P5" draw:layer="layout" svg:width="0.459cm" svg:height="0.46cm" svg:x="14.836cm" svg:y="23.675cm" svg:viewBox="0 0 460 461" svg:d="M460 230c0 127-103 231-229 231-127 0-231-104-231-231s104-230 231-230c126 0 229 103 229 230z">
          <text:p/>
        </draw:path>
        <draw:path draw:style-name="gr6" draw:text-style-name="P7" draw:layer="layout" svg:width="0.459cm" svg:height="0.459cm" svg:x="14.836cm" svg:y="24.781cm" svg:viewBox="0 0 460 460" svg:d="M0 229c0-126 104-229 231-229 126 0 229 103 229 229 0 128-103 231-229 231-127 0-231-103-231-231z">
          <text:p/>
        </draw:path>
        <draw:path draw:style-name="gr7" draw:text-style-name="P5" draw:layer="layout" svg:width="0.459cm" svg:height="0.459cm" svg:x="13.902cm" svg:y="24.781cm" svg:viewBox="0 0 460 460" svg:d="M0 229c0-126 104-229 231-229 126 0 229 103 229 229 0 128-103 231-229 231-127 0-231-103-231-231z">
          <text:p/>
        </draw:path>
        <draw:path draw:style-name="gr7" draw:text-style-name="P5" draw:layer="layout" svg:width="0.459cm" svg:height="0.459cm" svg:x="12.968cm" svg:y="24.781cm" svg:viewBox="0 0 460 460" svg:d="M0 229c0-126 103-229 231-229 126 0 229 103 229 229 0 128-103 231-229 231-128 0-231-103-231-231z">
          <text:p/>
        </draw:path>
        <draw:path draw:style-name="gr7" draw:text-style-name="P5" draw:layer="layout" svg:width="0.459cm" svg:height="0.459cm" svg:x="12.034cm" svg:y="24.781cm" svg:viewBox="0 0 460 460" svg:d="M0 229c0-126 103-229 231-229 126 0 229 103 229 229 0 128-103 231-229 231-128 0-231-103-231-231z">
          <text:p/>
        </draw:path>
        <draw:path draw:style-name="gr9" draw:text-style-name="P9" draw:layer="layout" svg:width="1.815cm" svg:height="1.815cm" svg:x="2.317cm" svg:y="20.995cm" svg:viewBox="0 0 1816 1816" svg:d="M1816 907c0 501-407 909-908 909s-908-408-908-909 407-907 908-907 908 406 908 907z">
          <text:p/>
        </draw:path>
        <draw:path draw:style-name="gr10" draw:text-style-name="P10" draw:layer="layout" svg:width="1.815cm" svg:height="1.815cm" svg:x="5.433cm" svg:y="20.995cm" svg:viewBox="0 0 1816 1816" svg:d="M1816 907c0 501-406 909-909 909-501 0-907-408-907-909s406-907 907-907c503 0 909 406 909 907z">
          <text:p/>
        </draw:path>
        <draw:path draw:style-name="gr11" draw:text-style-name="P5" draw:layer="layout" svg:width="1.815cm" svg:height="1.815cm" svg:x="8.549cm" svg:y="20.995cm" svg:viewBox="0 0 1816 1816" svg:d="M1816 907c0 501-407 909-908 909-502 0-908-408-908-909s406-907 908-907c501 0 908 406 908 907z">
          <text:p/>
        </draw:path>
        <draw:path draw:style-name="gr9" draw:text-style-name="P9" draw:layer="layout" svg:width="1.377cm" svg:height="1.377cm" svg:x="1.909cm" svg:y="24.353cm" svg:viewBox="0 0 1378 1378" svg:d="M1378 689c0 380-309 689-689 689s-689-309-689-689 309-689 689-689 689 309 689 689z">
          <text:p/>
        </draw:path>
        <draw:path draw:style-name="gr9" draw:text-style-name="P9" draw:layer="layout" svg:width="1.377cm" svg:height="1.377cm" svg:x="4.417cm" svg:y="24.353cm" svg:viewBox="0 0 1378 1378" svg:d="M1378 689c0 380-308 689-688 689-382 0-690-309-690-689s308-689 690-689c380 0 688 309 688 689z">
          <text:p/>
        </draw:path>
        <draw:path draw:style-name="gr10" draw:text-style-name="P10" draw:layer="layout" svg:width="1.377cm" svg:height="1.377cm" svg:x="6.926cm" svg:y="24.353cm" svg:viewBox="0 0 1378 1378" svg:d="M1378 689c0 380-308 689-689 689s-689-309-689-689 308-689 689-689 689 309 689 689z">
          <text:p/>
        </draw:path>
        <draw:path draw:style-name="gr11" draw:text-style-name="P5" draw:layer="layout" svg:width="1.376cm" svg:height="1.377cm" svg:x="9.435cm" svg:y="24.353cm" svg:viewBox="0 0 1377 1378" svg:d="M1377 689c0 380-308 689-689 689-380 0-688-309-688-689s308-689 688-689c381 0 689 309 689 689z">
          <text:p/>
        </draw:path>
        <draw:path draw:style-name="gr4" draw:text-style-name="P5" draw:layer="layout" svg:width="0.94cm" svg:height="0.941cm" svg:x="1.786cm" svg:y="19.052cm" svg:viewBox="0 0 941 942" svg:d="M941 472c0 260-210 470-471 470-260 0-470-210-470-470 0-261 210-472 470-472 261 0 471 211 471 472z">
          <text:p/>
        </draw:path>
        <draw:frame draw:style-name="gr13" draw:text-style-name="P16" draw:layer="layout" svg:width="3.583cm" svg:height="0.581cm" svg:x="12.025cm" svg:y="8.133cm">
          <draw:text-box>
            <text:p text:style-name="P15"><text:span text:style-name="T5">b</text:span><text:span text:style-name="T5">l</text:span><text:span text:style-name="T5">e</text:span><text:span text:style-name="T5">n</text:span><text:span text:style-name="T5">d </text:span><text:span text:style-name="T5">m</text:span><text:span text:style-name="T5">o</text:span><text:span text:style-name="T5">d</text:span><text:span text:style-name="T5">e</text:span><text:span text:style-name="T5">s</text:span></text:p>
          </draw:text-box>
        </draw:frame>
        <draw:frame draw:style-name="gr12" draw:text-style-name="P14" draw:layer="layout" svg:width="3.782cm" svg:height="0.822cm" svg:x="1.663cm" svg:y="17.148cm">
          <draw:text-box>
            <text:p text:style-name="P15"><text:span text:style-name="T3">r</text:span><text:span text:style-name="T3">e</text:span><text:span text:style-name="T3">s</text:span><text:span text:style-name="T3">o</text:span><text:span text:style-name="T3">n</text:span><text:span text:style-name="T3">e</text:span><text:span text:style-name="T3">s</text:span><text:span text:style-name="T3">t</text:span><text:span text:style-name="T3">o</text:span><text:span text:style-name="T3">r</text:span></text:p>
          </draw:text-box>
        </draw:frame>
        <draw:frame draw:style-name="gr13" draw:text-style-name="P16" draw:layer="layout" svg:width="3.892cm" svg:height="0.581cm" svg:x="1.359cm" svg:y="22.976cm">
          <draw:text-box>
            <text:p text:style-name="P15"><text:span text:style-name="T4">ti</text:span><text:span text:style-name="T4">m</text:span><text:span text:style-name="T4">b</text:span><text:span text:style-name="T4">r</text:span><text:span text:style-name="T4">e</text:span><text:span text:style-name="T4">/</text:span><text:span text:style-name="T4">d</text:span><text:span text:style-name="T4">u</text:span><text:span text:style-name="T4">r</text:span><text:span text:style-name="T4">a</text:span><text:span text:style-name="T4">ti</text:span><text:span text:style-name="T4">o</text:span><text:span text:style-name="T4">n</text:span></text:p>
          </draw:text-box>
        </draw:frame>
        <draw:frame draw:style-name="gr13" draw:text-style-name="P16" draw:layer="layout" svg:width="1.958cm" svg:height="0.581cm" svg:x="2.232cm" svg:y="23.569cm">
          <draw:text-box>
            <text:p text:style-name="P15"><text:span text:style-name="T4">o</text:span><text:span text:style-name="T4">f </text:span><text:span text:style-name="T4">n</text:span><text:span text:style-name="T4">o</text:span><text:span text:style-name="T4">is</text:span><text:span text:style-name="T4">e</text:span></text:p>
          </draw:text-box>
        </draw:frame>
        <draw:frame draw:style-name="gr13" draw:text-style-name="P16" draw:layer="layout" svg:width="3.312cm" svg:height="0.581cm" svg:x="2.838cm" svg:y="19.119cm">
          <draw:text-box>
            <text:p text:style-name="P15"><text:span text:style-name="T4">s</text:span><text:span text:style-name="T4">w</text:span><text:span text:style-name="T4">it</text:span><text:span text:style-name="T4">c</text:span><text:span text:style-name="T4">h </text:span><text:span text:style-name="T4">v</text:span><text:span text:style-name="T4">o</text:span><text:span text:style-name="T4">ic</text:span><text:span text:style-name="T4">e</text:span><text:span text:style-name="T4">s</text:span></text:p>
          </draw:text-box>
        </draw:frame>
        <draw:frame draw:style-name="gr13" draw:text-style-name="P16" draw:layer="layout" svg:width="1.407cm" svg:height="0.581cm" svg:x="5.681cm" svg:y="22.976cm">
          <draw:text-box>
            <text:p text:style-name="P15"><text:span text:style-name="T4">c</text:span><text:span text:style-name="T4">h</text:span><text:span text:style-name="T4">o</text:span><text:span text:style-name="T4">r</text:span><text:span text:style-name="T4">d</text:span></text:p>
          </draw:text-box>
        </draw:frame>
        <draw:frame draw:style-name="gr13" draw:text-style-name="P16" draw:layer="layout" svg:width="1.488cm" svg:height="0.581cm" svg:x="4.306cm" svg:y="26.033cm">
          <draw:text-box>
            <text:p text:style-name="P15"><text:span text:style-name="T4">d</text:span><text:span text:style-name="T4">e</text:span><text:span text:style-name="T4">c</text:span><text:span text:style-name="T4">a</text:span><text:span text:style-name="T4">y</text:span></text:p>
          </draw:text-box>
        </draw:frame>
        <draw:frame draw:style-name="gr13" draw:text-style-name="P16" draw:layer="layout" svg:width="3.202cm" svg:height="0.581cm" svg:x="6.189cm" svg:y="26.033cm">
          <draw:text-box>
            <text:p text:style-name="P15"><text:span text:style-name="T4">L</text:span><text:span text:style-name="T4">P</text:span><text:span text:style-name="T4">&lt;</text:span><text:span text:style-name="T4">fi</text:span><text:span text:style-name="T4">lt</text:span><text:span text:style-name="T4">e</text:span><text:span text:style-name="T4">r</text:span><text:span text:style-name="T4">&gt;</text:span><text:span text:style-name="T4">B</text:span><text:span text:style-name="T4">P</text:span></text:p>
          </draw:text-box>
        </draw:frame>
        <draw:frame draw:style-name="gr13" draw:text-style-name="P16" draw:layer="layout" svg:width="3.583cm" svg:height="0.581cm" svg:x="12.025cm" svg:y="19.939cm">
          <draw:text-box>
            <text:p text:style-name="P15"><text:span text:style-name="T5">b</text:span><text:span text:style-name="T5">l</text:span><text:span text:style-name="T5">e</text:span><text:span text:style-name="T5">n</text:span><text:span text:style-name="T5">d </text:span><text:span text:style-name="T5">m</text:span><text:span text:style-name="T5">o</text:span><text:span text:style-name="T5">d</text:span><text:span text:style-name="T5">e</text:span><text:span text:style-name="T5">s</text:span></text:p>
          </draw:text-box>
        </draw:frame>
        <draw:frame draw:style-name="gr13" draw:text-style-name="P18" draw:layer="layout" svg:width="4.367cm" svg:height="0.497cm" svg:x="16.023cm" svg:y="21.184cm">
          <draw:text-box>
            <text:p text:style-name="P25"><text:span text:style-name="T11">R</text:span><text:span text:style-name="T11">a</text:span><text:span text:style-name="T11">n</text:span><text:span text:style-name="T11">d</text:span><text:span text:style-name="T11">o</text:span><text:span text:style-name="T11">m </text:span><text:span text:style-name="T11">M</text:span><text:span text:style-name="T11">o</text:span><text:span text:style-name="T11">d</text:span><text:span text:style-name="T11">ul</text:span><text:span text:style-name="T11">at</text:span><text:span text:style-name="T11">io</text:span><text:span text:style-name="T11">n </text:span></text:p>
          </draw:text-box>
        </draw:frame>
        <draw:frame draw:style-name="gr13" draw:text-style-name="P18" draw:layer="layout" svg:width="4.523cm" svg:height="0.497cm" svg:x="16.023cm" svg:y="21.572cm">
          <draw:text-box>
            <text:p text:style-name="P25"><text:span text:style-name="T11">O</text:span><text:span text:style-name="T11">f </text:span><text:span text:style-name="T11">C</text:span><text:span text:style-name="T11">o</text:span><text:span text:style-name="T11">m</text:span><text:span text:style-name="T11">b </text:span><text:span text:style-name="T11">D</text:span><text:span text:style-name="T11">el</text:span><text:span text:style-name="T11">a</text:span><text:span text:style-name="T11">y </text:span><text:span text:style-name="T11">Ti</text:span><text:span text:style-name="T11">m</text:span><text:span text:style-name="T11">e </text:span></text:p>
          </draw:text-box>
        </draw:frame>
        <draw:frame draw:style-name="gr13" draw:text-style-name="P16" draw:layer="layout" svg:width="3.503cm" svg:height="0.581cm" svg:x="16.023cm" svg:y="22.412cm">
          <draw:text-box>
            <text:p text:style-name="P15"><text:span text:style-name="T4">S</text:span><text:span text:style-name="T4">t</text:span><text:span text:style-name="T4">e</text:span><text:span text:style-name="T4">r</text:span><text:span text:style-name="T4">e</text:span><text:span text:style-name="T4">o </text:span><text:span text:style-name="T4">O</text:span><text:span text:style-name="T4">u</text:span><text:span text:style-name="T4">t</text:span><text:span text:style-name="T4">p</text:span><text:span text:style-name="T4">u</text:span><text:span text:style-name="T4">t</text:span></text:p>
          </draw:text-box>
        </draw:frame>
        <draw:frame draw:style-name="gr13" draw:text-style-name="P16" draw:layer="layout" svg:width="2.652cm" svg:height="0.581cm" svg:x="16.023cm" svg:y="23.597cm">
          <draw:text-box>
            <text:p text:style-name="P15"><text:span text:style-name="T4">H</text:span><text:span text:style-name="T4">a</text:span><text:span text:style-name="T4">r</text:span><text:span text:style-name="T4">m</text:span><text:span text:style-name="T4">o</text:span><text:span text:style-name="T4">n</text:span><text:span text:style-name="T4">ic</text:span><text:span text:style-name="T4">s</text:span></text:p>
          </draw:text-box>
        </draw:frame>
        <draw:frame draw:style-name="gr13" draw:text-style-name="P16" draw:layer="layout" svg:width="1.788cm" svg:height="0.581cm" svg:x="16.023cm" svg:y="24.783cm">
          <draw:text-box>
            <text:p text:style-name="P15"><text:span text:style-name="T4">S</text:span><text:span text:style-name="T4">c</text:span><text:span text:style-name="T4">a</text:span><text:span text:style-name="T4">tt</text:span><text:span text:style-name="T4">e</text:span><text:span text:style-name="T4">r</text:span></text:p>
          </draw:text-box>
        </draw:frame>
        <draw:line draw:style-name="gr15" draw:text-style-name="P8" draw:layer="layout" svg:x1="11.229cm" svg:y1="25.02cm" svg:x2="11.722cm" svg:y2="25.02cm">
          <text:p/>
        </draw:line>
        <draw:frame draw:style-name="gr13" draw:text-style-name="P16" draw:layer="layout" svg:width="1.234cm" svg:height="0.581cm" svg:x="8.869cm" svg:y="22.975cm">
          <draw:text-box>
            <text:p text:style-name="P15"><text:span text:style-name="T4">p</text:span><text:span text:style-name="T4">it</text:span><text:span text:style-name="T4">c</text:span><text:span text:style-name="T4">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INPro1" svg:font-family="DINPro"/>
    <style:font-face style:name="DINProular1" svg:font-family="DINProular"/>
    <style:font-face style:name="FuturaBTMedium" svg:font-family="FuturaBTMedium"/>
    <style:font-face style:name="DINPro" svg:font-family="DINPro" style:font-pitch="variable"/>
    <style:font-face style:name="DINProular" svg:font-family="DINProular" style:font-pitch="variable"/>
    <style:font-face style:name="DejaVu Sans1" svg:font-family="'DejaVu Sans'" style:font-pitch="variable"/>
    <style:font-face style:name="FuturaBTMedium1" svg:font-family="FuturaBTMedium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4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7T16:51:32.986963772</dc:date>
    <meta:editing-duration>PT13M7S</meta:editing-duration>
    <meta:editing-cycles>3</meta:editing-cycles>
    <meta:generator>LibreOffice/6.4.6.2$Linux_X86_64 LibreOffice_project/40$Build-2</meta:generator>
    <meta:document-statistic meta:object-count="278"/>
  </office:meta>
</office:document-meta>
</file>